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2cm"/>
    </style:style>
    <style:style style:name="co2" style:family="table-column">
      <style:table-column-properties fo:break-before="auto" style:column-width="8.296cm"/>
    </style:style>
    <style:style style:name="co3" style:family="table-column">
      <style:table-column-properties fo:break-before="auto" style:column-width="2.231cm"/>
    </style:style>
    <style:style style:name="co4" style:family="table-column">
      <style:table-column-properties fo:break-before="auto" style:column-width="8.077cm"/>
    </style:style>
    <style:style style:name="co5" style:family="table-column">
      <style:table-column-properties fo:break-before="auto" style:column-width="7.726cm"/>
    </style:style>
    <style:style style:name="co6" style:family="table-column">
      <style:table-column-properties fo:break-before="auto" style:column-width="50.236cm"/>
    </style:style>
    <style:style style:name="co7" style:family="table-column">
      <style:table-column-properties fo:break-before="auto" style:column-width="2.671cm"/>
    </style:style>
    <style:style style:name="co8" style:family="table-column">
      <style:table-column-properties fo:break-before="auto" style:column-width="2.429cm"/>
    </style:style>
    <style:style style:name="co9" style:family="table-column">
      <style:table-column-properties fo:break-before="auto" style:column-width="2.21cm"/>
    </style:style>
    <style:style style:name="co10" style:family="table-column">
      <style:table-column-properties fo:break-before="auto" style:column-width="1.676cm"/>
    </style:style>
    <style:style style:name="ro1" style:family="table-row">
      <style:table-row-properties style:row-height="0.496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fo:background-color="#d3d3d3"/>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data-style-name="N8000"/>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1015" table:default-cell-style-name="Excel_20_Built-in_20_Normal"/>
        <table:table-row table:style-name="ro1">
          <table:table-cell table:style-name="ce1" office:value-type="string">
            <text:p>component_number</text:p>
          </table:table-cell>
          <table:table-cell table:style-name="ce1" office:value-type="string">
            <text:p>component_name</text:p>
          </table:table-cell>
          <table:table-cell table:style-name="ce1" office:value-type="string">
            <text:p>category_id</text:p>
          </table:table-cell>
          <table:table-cell table:style-name="ce1" office:value-type="string">
            <text:p>url_slug</text:p>
          </table:table-cell>
          <table:table-cell table:style-name="ce1" office:value-type="string">
            <text:p>short_description</text:p>
          </table:table-cell>
          <table:table-cell table:style-name="ce1" office:value-type="string">
            <text:p>long_description</text:p>
          </table:table-cell>
          <table:table-cell table:style-name="ce1" office:value-type="string">
            <text:p>product_score</text:p>
          </table:table-cell>
          <table:table-cell table:style-name="ce1" office:value-type="string">
            <text:p>enabled_flag</text:p>
          </table:table-cell>
          <table:table-cell table:style-name="ce1" office:value-type="string">
            <text:p>promo_flag</text:p>
          </table:table-cell>
          <table:table-cell table:number-columns-repeated="1015"/>
        </table:table-row>
        <table:table-row table:style-name="ro1">
          <table:table-cell office:value-type="string">
            <text:p>CD4001</text:p>
          </table:table-cell>
          <table:table-cell office:value-type="string">
            <text:p>CD4001 - Quad 2 Input NOR Gate</text:p>
          </table:table-cell>
          <table:table-cell table:style-name="ce2" office:value-type="float" office:value="5">
            <text:p>5</text:p>
          </table:table-cell>
          <table:table-cell office:value-type="string">
            <text:p>cd4001-quad-2-input-nor-gate</text:p>
          </table:table-cell>
          <table:table-cell office:value-type="string">
            <text:p>CD4001 - Quad 2 Input NOR Gate&lt;br /&gt;&lt;br ...</text:p>
          </table:table-cell>
          <table:table-cell office:value-type="string">
            <text:p>CD4001 - Quad 2 Input NOR Gate&lt;br /&gt;&lt;br /&gt;&lt;p&gt;&lt;strong&gt;TPS-00018&amp;nbsp;&amp;nbsp;&amp;nbsp;&amp;nbsp;&amp;nbsp;&amp;nbsp;&amp;nbsp;&amp;nbsp;&amp;nbsp;&amp;nbsp;&amp;nbsp;&amp;nbsp;&amp;nbsp;&amp;nbsp;&amp;nbsp;&amp;nbsp;&amp;nbsp;&amp;nbsp;&amp;nbsp;&amp;nbsp;&amp;nbsp;&amp;nbsp;&amp;nbsp;&amp;nbsp;&amp;nbsp;&amp;nbsp;&amp;nbsp;&amp;nbsp;&amp;nbsp;&amp;nbsp;&amp;nbsp;&amp;nbsp;&amp;nbsp;&amp;nbsp;&amp;nbsp;&amp;nbsp;&amp;nbsp;&amp;nbsp;&amp;nbsp; CD4001&lt;/strong&gt;&lt;/p&gt; <text:s text:c="3"/>&lt;p&gt;&amp;nbsp;&lt;/p&gt; <text:s text:c="3"/>&lt;ul&gt; <text:s/><text:tab/>&lt;li&gt;&lt;strong&gt;CD4001 Quad 2-Input NOR Buffered Gate&lt;/strong&gt;&lt;/li&gt; <text:s/><text:tab/>&lt;li&gt;&lt;strong&gt;Low power TTL compatibility &lt;/strong&gt;&lt;/li&gt; <text:s/><text:tab/>&lt;li&gt;&lt;strong&gt;Operating Range (VCC-Pin-14)&amp;nbsp;&amp;nbsp;&amp;nbsp;&amp;nbsp; 3 VDC-15 VDC&lt;/strong&gt;&lt;/li&gt; <text:s/><text:tab/>&lt;li&gt;&lt;strong&gt;VSS &amp;ndash; Ground(0V-Pin-7)&lt;/strong&gt;&lt;/li&gt; <text:s/><text:tab/>&lt;li&gt;&lt;strong&gt;Operating temperature range -40 C&amp;nbsp; to&amp;nbsp; 85 C&lt;/strong&gt;&lt;/li&gt; <text:s/>&lt;/ul&gt; <text:s text:c="3"/>&lt;p&gt;&amp;nbsp;&lt;/p&gt; <text:s text:c="3"/>&lt;p&gt;&lt;strong&gt;Power Dissipation (DIP)&amp;nbsp; - 500mW&lt;/strong&gt;&lt;/p&gt; <text:s text:c="3"/>&lt;p&gt;&lt;font face="verdana,arial,helvetica,sans-serif"&gt;find related circuits here&lt;/font&gt;&lt;br /&gt; <text:s/>&lt;font size="3"&gt;&lt;span style="font-family: verdana,arial,helvetica,sans-serif;"&gt;&lt;a href="http://www.eleccircuit.com/cd4001-light-detector-circuit/" target="_blank"&gt;light-detector-circuit&lt;/a&gt;&lt;br /&gt; <text:s/>&lt;a href="http://www.coolcircuit.com/circuit/4001/index.html" style="color: rgb(0, 0, 255);" target="_blank"&gt;Small circuits&lt;/a&gt;&lt;br /&gt; <text:s/>&lt;a href="http://www.coolcircuit.com/circuit/sound_gen_with_4001/index.html" target="_blank"&gt;sound generator&lt;/a&gt;&lt;/span&gt;&lt;/font&gt;&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07</text:p>
          </table:table-cell>
          <table:table-cell office:value-type="string">
            <text:p>CD4007 - Dual Complementary Pair Inverter</text:p>
          </table:table-cell>
          <table:table-cell table:style-name="ce2" office:value-type="float" office:value="5">
            <text:p>5</text:p>
          </table:table-cell>
          <table:table-cell office:value-type="string">
            <text:p>cd4007-dual-complementary-pair-inverter</text:p>
          </table:table-cell>
          <table:table-cell office:value-type="string">
            <text:p>CD4007 - Dual Complementary Pair Inverte...</text:p>
          </table:table-cell>
          <table:table-cell office:value-type="string">
            <text:p>CD4007 - Dual Complementary Pair Inverter&lt;br /&gt;&lt;br /&gt;&lt;p&gt;&lt;strong&gt;TPS-00019&amp;nbsp;&amp;nbsp;&amp;nbsp;&amp;nbsp;&amp;nbsp;&amp;nbsp;&amp;nbsp;&amp;nbsp;&amp;nbsp;&amp;nbsp;&amp;nbsp;&lt;/strong&gt; &lt;font size="3"&gt;CD4007 - Dual Complementary Pair Inverter&lt;/font&gt;&lt;/p&gt; <text:s text:c="3"/>&lt;p&gt;The CD4007 multi-purpose device consists of three N-channel and three P-channel enhancement mode devices packaged to provide access to each device. These versatile parts are useful in inverter circuits, pulse-shapers, linear amplifiers, high input impedance amplifiers, threshold detectors, transmission gating, and functional gating.&lt;/p&gt; <text:s text:c="3"/>&lt;table border="0" cellpadding="0" cellspacing="0"&gt; <text:s/><text:tab/>&lt;tbody&gt; <text:s/><text:tab/><text:tab/>&lt;tr&gt; <text:s/><text:tab/><text:tab/><text:tab/>&lt;td&gt; <text:s/><text:tab/><text:tab/><text:tab/>&lt;ul&gt; <text:s/><text:tab/><text:tab/><text:tab/><text:tab/>&lt;li&gt;Diode Protection on All Inputs&lt;/li&gt; <text:s/><text:tab/><text:tab/><text:tab/>&lt;/ul&gt; <text:s/><text:tab/><text:tab/><text:tab/>&lt;/td&gt; <text:s/><text:tab/><text:tab/>&lt;/tr&gt; <text:s/><text:tab/><text:tab/>&lt;tr&gt; <text:s/><text:tab/><text:tab/><text:tab/>&lt;td&gt; <text:s/><text:tab/><text:tab/><text:tab/>&lt;ul&gt; <text:s/><text:tab/><text:tab/><text:tab/><text:tab/>&lt;li&gt;Supply Voltage Range = 3.0 Vdc to 18 Vdc&lt;/li&gt; <text:s/><text:tab/><text:tab/><text:tab/>&lt;/ul&gt; <text:s/><text:tab/><text:tab/><text:tab/>&lt;/td&gt; <text:s/><text:tab/><text:tab/>&lt;/tr&gt; <text:s/><text:tab/><text:tab/>&lt;tr&gt; <text:s/><text:tab/><text:tab/><text:tab/>&lt;td&gt; <text:s/><text:tab/><text:tab/><text:tab/>&lt;ul&gt; <text:s/><text:tab/><text:tab/><text:tab/><text:tab/>&lt;li&gt;Capable of Driving Two Low-power TTL Loads or One Low-power Schottky TTL Load Over the Rated Temperature Range&lt;/li&gt; <text:s/><text:tab/><text:tab/><text:tab/>&lt;/ul&gt; <text:s/><text:tab/><text:tab/><text:tab/>&lt;/td&gt; <text:s/><text:tab/><text:tab/>&lt;/tr&gt; <text:s/><text:tab/><text:tab/>&lt;tr&gt; <text:s/><text:tab/><text:tab/><text:tab/>&lt;td&gt; <text:s/><text:tab/><text:tab/><text:tab/>&lt;ul&gt; <text:s/><text:tab/><text:tab/><text:tab/><text:tab/>&lt;li&gt;Pin-for-Pin Replacement for CD4007A or CD4007UB&lt;/li&gt; <text:s/><text:tab/><text:tab/><text:tab/>&lt;/ul&gt; <text:s/><text:tab/><text:tab/><text:tab/>&lt;/td&gt; <text:s/><text:tab/><text:tab/>&lt;/tr&gt; <text:s/><text:tab/><text:tab/>&lt;tr&gt; <text:s/><text:tab/><text:tab/><text:tab/>&lt;td&gt; <text:s/><text:tab/><text:tab/><text:tab/>&lt;ul&gt; <text:s/><text:tab/><text:tab/><text:tab/><text:tab/>&lt;li&gt;This device has 2 outputs without ESD Protection. Anti-static precautions must be taken.&lt;/li&gt; <text:s/><text:tab/><text:tab/><text:tab/>&lt;/ul&gt; <text:s/><text:tab/><text:tab/><text:tab/>&lt;/td&gt; <text:s/><text:tab/><text:tab/>&lt;/tr&gt; <text:s/><text:tab/><text:tab/>&lt;tr&gt; <text:s/><text:tab/><text:tab/><text:tab/>&lt;td&gt; <text:s/><text:tab/><text:tab/><text:tab/>&lt;ul&gt; <text:s/><text:tab/><text:tab/><text:tab/><text:tab/>&lt;li&gt;Pb-Free Packages are Available*&lt;/li&gt; <text:s/><text:tab/><text:tab/><text:tab/>&lt;/ul&gt; <text:s/><text:tab/><text:tab/><text:tab/>&lt;/td&gt; <text:s/><text:tab/><text:tab/>&lt;/tr&gt; <text:s/><text:tab/>&lt;/tbody&gt; <text:s/>&lt;/table&gt; <text:s text:c="3"/>&lt;p&gt;&amp;nbsp;&lt;/p&gt; <text:s text:c="3"/>&lt;p&gt;&lt;br /&gt; <text:s/>&lt;br /&gt; <text:s/>&lt;font size="3"&gt;find related circuits here&amp;nbsp;&amp;nbsp; &lt;/font&gt;&lt;font size="3"&gt;&lt;font face="verdana,arial,helvetica,sans-serif"&gt;&lt;a href="http://www.electronicecircuits.com/electronic-circuits/touch-controlled-amplifier/"&gt;&lt;span style="color: rgb(51, 51, 204);"&gt;touch controlled amplifier&lt;/span&gt;&lt;/a&gt;&lt;/font&gt;&lt;/font&gt;&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09</text:p>
          </table:table-cell>
          <table:table-cell office:value-type="string">
            <text:p>CD4009 - CMOS Hex Buffers/Converter</text:p>
          </table:table-cell>
          <table:table-cell table:style-name="ce2" office:value-type="float" office:value="5">
            <text:p>5</text:p>
          </table:table-cell>
          <table:table-cell office:value-type="string">
            <text:p>cd4009-cmos-hex-buffers-converter</text:p>
          </table:table-cell>
          <table:table-cell office:value-type="string">
            <text:p>CD4009 - CMOS Hex Buffers/Converter&lt;br /...</text:p>
          </table:table-cell>
          <table:table-cell office:value-type="string">
            <text:p>CD4009 - CMOS Hex Buffers/Converter&lt;br /&gt;&lt;br /&gt;&lt;p&gt;&lt;strong&gt;TPS-00663&amp;nbsp;&amp;nbsp;&amp;nbsp;&amp;nbsp;&amp;nbsp;&amp;nbsp;&amp;nbsp;&amp;nbsp;&amp;nbsp;&amp;nbsp;&amp;nbsp;&amp;nbsp;&amp;nbsp;&amp;nbsp;&amp;nbsp;&amp;nbsp;CD4009 - CMOS Hex Buffers/Converter&lt;/strong&gt;&lt;/p&gt; <text:s text:c="3"/>&lt;p&gt;&lt;strong&gt;General Description&lt;/strong&gt;&lt;/p&gt; <text:s text:c="3"/>&lt;p&gt;These hex buffers are monolithic complementary MOS (CMOS) integrated circuits The N- and P-channel enhancement mode transistors provide a symmetrical circuit with output swings essentially equal to the supply voltage This results in high noise immunity over a wide supply voltage range No DC power other than that caused by leakage current is consumed during static conditions All inputs are protected against static discharge These gates may be used as hex buffers CMOS to DTL or TTL interface or as CMOS current drivers Conversion ranges are from 3V to 15V providing VCC &amp;lt;=VDD&lt;/p&gt; <text:s text:c="3"/>&lt;p&gt;&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lt;/p&gt; <text:s text:c="3"/>&lt;p&gt;&amp;nbsp;&lt;/p&gt; <text:s text:c="3"/>&lt;p&gt;&lt;strong&gt;Features&lt;/strong&gt;&lt;/p&gt; <text:s text:c="3"/>&lt;p&gt;Wide supply voltage range&amp;nbsp; 3.0V to 15V&lt;/p&gt; <text:s text:c="3"/>&lt;p&gt;Low power 100 nW (typ)&lt;/p&gt; <text:s text:c="3"/>&lt;p&gt;High noise immunity 0.45 VDD (typ)&lt;/p&gt; <text:s text:c="3"/>&lt;p&gt;High current sinking capability 8mA (min) at VO = 0.5V and VDD = 10V&lt;/p&gt; <text:s text:c="3"/>&lt;p&gt;&amp;nbsp;&lt;/p&gt; <text:s text:c="3"/>&lt;p&gt;&lt;strong&gt;Applications&lt;/strong&gt;&lt;/p&gt; <text:s text:c="3"/>&lt;p&gt;Automotive, Alarm system, Data terminals, Industrial controls, Instrumentation&lt;/p&gt; <text:s text:c="3"/>&lt;p&gt;Remote metering, Medical electronics, Computers&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106</text:p>
          </table:table-cell>
          <table:table-cell office:value-type="string">
            <text:p>CD40106 - Hex Schmitt Trigger</text:p>
          </table:table-cell>
          <table:table-cell table:style-name="ce2" office:value-type="float" office:value="5">
            <text:p>5</text:p>
          </table:table-cell>
          <table:table-cell office:value-type="string">
            <text:p>cd40106-hex-schmitt-trigger</text:p>
          </table:table-cell>
          <table:table-cell office:value-type="string">
            <text:p>CD40106 - Hex Schmitt Trigger&lt;br /&gt;&lt;br /...</text:p>
          </table:table-cell>
          <table:table-cell office:value-type="string">
            <text:p>CD40106 - Hex Schmitt Trigger&lt;br /&gt;&lt;br /&gt;&lt;p&gt;&lt;strong&gt;&lt;a href="http://www.datasheetcatalog.org/datasheets/270/108596_DS.pdf "&gt;&amp;nbsp;&lt;/a&gt;&lt;font size="3"&gt;CD40106 - Hex Schmitt Trigger&lt;/font&gt;&lt;/strong&gt;&lt;/p&gt; <text:s text:c="3"/>&lt;p&gt;&lt;strong&gt;TPS-00020&amp;nbsp;&amp;nbsp;&amp;nbsp;&amp;nbsp;&amp;nbsp;&amp;nbsp;&amp;nbsp;&amp;nbsp;&amp;nbsp;&amp;nbsp;&lt;font size="3"&gt;CD40106 - Hex Schmitt Trigger&lt;/font&gt;&lt;/strong&gt;&lt;/p&gt; <text:s text:c="3"/>&lt;p&gt;&lt;strong&gt;General Description&lt;/strong&gt;&lt;/p&gt; <text:s text:c="3"/>&lt;p&gt;The CD40106B Hex Schmitt Trigger is a monolithic complementary MOS (CMOS) integrated circuit constructed with N and P-channel enhancement transistors. All inputs are protected from damage due to static discharge by diode clamps to VDD and VSS.&lt;/p&gt; <text:s text:c="3"/>&lt;p&gt;Wide supply voltage range 3V to 15V&lt;/p&gt; <text:s text:c="3"/>&lt;p&gt;High noise immunity 0.7 VDD&lt;/p&gt; <text:s text:c="3"/>&lt;p&gt;Low power TTL compatibility&lt;/p&gt; <text:s text:c="3"/>&lt;p&gt;&lt;br /&gt; <text:s/>&lt;font size="3"&gt;find related circuits here&lt;/font&gt;&lt;br /&gt; <text:s/>&lt;font size="3"&gt;&lt;a href="http://www.eleccircuit.com/coil-less-fm-transmitter-by-ic-40106/" rel="bookmark" target="_blank" title="Permanent Link to Coil-less FM Transmitter by IC 40106"&gt;Coil-less FM Transmitter by IC 40106&lt;/a&gt;&lt;/font&gt;&lt;br /&gt; <text:s/>&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11</text:p>
          </table:table-cell>
          <table:table-cell office:value-type="string">
            <text:p>CD4011 - Quad 2-Input NAND Gate</text:p>
          </table:table-cell>
          <table:table-cell table:style-name="ce2" office:value-type="float" office:value="5">
            <text:p>5</text:p>
          </table:table-cell>
          <table:table-cell office:value-type="string">
            <text:p>cd4011-quad-2-input-nand-gate</text:p>
          </table:table-cell>
          <table:table-cell office:value-type="string">
            <text:p>CD4011 - Quad 2-Input NAND Gate&lt;br /&gt;&lt;br...</text:p>
          </table:table-cell>
          <table:table-cell office:value-type="string">
            <text:p>CD4011 - Quad 2-Input NAND Gate&lt;br /&gt;&lt;br /&gt;&lt;p&gt;&lt;strong&gt;TPS-00048&amp;nbsp;&amp;nbsp;&amp;nbsp;&amp;nbsp;&amp;nbsp;&amp;nbsp;&amp;nbsp;&amp;nbsp;&amp;nbsp;&amp;nbsp;&amp;nbsp;&amp;nbsp;&amp;nbsp;&amp;nbsp;&amp;nbsp;&amp;nbsp;&amp;nbsp;&amp;nbsp;&amp;nbsp;&amp;nbsp;&amp;nbsp;&amp;nbsp;&amp;nbsp;&amp;nbsp;&amp;nbsp;&amp;nbsp;&amp;nbsp;&amp;nbsp;&amp;nbsp;&amp;nbsp;&amp;nbsp;&amp;nbsp;&amp;nbsp;&amp;nbsp;&amp;nbsp;&amp;nbsp;&amp;nbsp;&amp;nbsp;&amp;nbsp; CD4011&lt;/strong&gt;&lt;/p&gt; <text:s text:c="3"/>&lt;p&gt;CD4011 Quad 2-Input NAND Gate&lt;/p&gt; <text:s text:c="3"/>&lt;h3&gt;Features&lt;/h3&gt; <text:s text:c="3"/>&lt;ul&gt; <text:s/><text:tab/>&lt;li&gt;Four Independent 2-input NAND Gates&lt;/li&gt; <text:s/><text:tab/>&lt;li&gt;Standard Pin Configuration (DIP)&lt;/li&gt; <text:s/><text:tab/>&lt;li&gt;Wide Operating Voltage Range (3v-18v)&lt;/li&gt; <text:s/><text:tab/>&lt;li&gt;Operating Temperature to 85C&lt;/li&gt; <text:s/><text:tab/>&lt;li&gt;Low Power TTL&lt;/li&gt; <text:s/>&lt;/ul&gt; <text:s text:c="3"/>&lt;p&gt;&lt;a href="http://www.datasheetcatalog.org/datasheets/208/108647_DS.pdf"&gt;&lt;font face="verdana,arial,helvetica,sans-serif"&gt;CD4011 - Quad 2-In NAND Gate&lt;/font&gt;&lt;br /&gt; <text:s/>&lt;br /&gt; <text:s/>&lt;font size="3"&gt;find related circuits here&lt;/font&gt;&lt;/a&gt;&lt;font face="verdana,arial,helvetica,sans-serif"&gt;&lt;a href="http://www.coolcircuit.com/circuit/4011/" style="color: rgb(51, 51, 204);"&gt;&amp;nbsp; Touch switcp&lt;/a&gt;&lt;br /&gt; <text:s/>&lt;span style="color: rgb(51, 51, 204);"&gt;Touch switch2&lt;/span&gt;&lt;/font&gt;&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13</text:p>
          </table:table-cell>
          <table:table-cell office:value-type="string">
            <text:p>CD4013 - Dual D Flip-Flop</text:p>
          </table:table-cell>
          <table:table-cell table:style-name="ce2" office:value-type="float" office:value="5">
            <text:p>5</text:p>
          </table:table-cell>
          <table:table-cell office:value-type="string">
            <text:p>cd4013-dual-d-flip-flop</text:p>
          </table:table-cell>
          <table:table-cell office:value-type="string">
            <text:p>CD4013 - Dual D Flip-Flop&lt;br /&gt;&lt;br /&gt;&lt;p&gt;...</text:p>
          </table:table-cell>
          <table:table-cell office:value-type="string">
            <text:p>CD4013 - Dual D Flip-Flop&lt;br /&gt;&lt;br /&gt;&lt;p&gt;&lt;strong&gt;TPS-00021&amp;nbsp;&amp;nbsp;&amp;nbsp;&amp;nbsp;&amp;nbsp;&amp;nbsp;&amp;nbsp;&amp;nbsp;&amp;nbsp;&amp;nbsp;&amp;nbsp;&amp;nbsp;&amp;nbsp;&amp;nbsp;&amp;nbsp;&amp;nbsp;&amp;nbsp;&amp;nbsp;&amp;nbsp;&amp;nbsp;&amp;nbsp;&amp;nbsp;&amp;nbsp;&amp;nbsp;&amp;nbsp;&amp;nbsp;&amp;nbsp;&amp;nbsp;&amp;nbsp;&amp;nbsp;&amp;nbsp;&amp;nbsp;&amp;nbsp;&amp;nbsp;&amp;nbsp;&amp;nbsp;&amp;nbsp;&amp;nbsp;&amp;nbsp; CD4013&lt;/strong&gt;&lt;/p&gt; <text:s text:c="3"/>&lt;p&gt;CD4013 Dual D-type Flip-Flops with Set/Reset&lt;/p&gt; <text:s text:c="3"/>&lt;h3&gt;Features&lt;/h3&gt; <text:s text:c="3"/>&lt;ul&gt; <text:s/><text:tab/>&lt;li&gt;Two Independent Flip-Flops with Set, Reset and Clock Inputs&lt;/li&gt; <text:s/><text:tab/>&lt;li&gt;Standard Pin Configuration&lt;/li&gt; <text:s/><text:tab/>&lt;li&gt;Wide Operating Voltage Range (3v-15v)&lt;/li&gt; <text:s/><text:tab/>&lt;li&gt;Operating Temperature to 85C&lt;/li&gt; <text:s/><text:tab/>&lt;li&gt;Low Power TTL&lt;/li&gt; <text:s/>&lt;/ul&gt; <text:s text:c="3"/>&lt;p&gt;&lt;br /&gt; <text:s/>&lt;br /&gt; <text:s/>&lt;font face="verdana,arial,helvetica,sans-serif"&gt;find related circuits here&lt;br /&gt; <text:s/>&lt;font size="2"&gt;&lt;font size="3"&gt;&lt;a href="http://www.eleccircuit.com/ultrasonic-pest-repellent-by-cd4013/" style="color: rgb(51, 51, 255);"&gt;Ultrasonic pest repellent&lt;/a&gt;&lt;/font&gt;&lt;/font&gt;&lt;/font&gt;&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16</text:p>
          </table:table-cell>
          <table:table-cell office:value-type="string">
            <text:p>CD4016 - Quad Analog Switch Quad Multiplexer</text:p>
          </table:table-cell>
          <table:table-cell table:style-name="ce2" office:value-type="float" office:value="5">
            <text:p>5</text:p>
          </table:table-cell>
          <table:table-cell office:value-type="string">
            <text:p>cd4016-quad-analog-switch-quad-multiplexer</text:p>
          </table:table-cell>
          <table:table-cell office:value-type="string">
            <text:p>CD4016 - Quad Analog Switch Quad Multipl...</text:p>
          </table:table-cell>
          <table:table-cell office:value-type="string">
            <text:p>CD4016 - Quad Analog Switch Quad Multiplexer&lt;br /&gt;&lt;br /&gt;&lt;p&gt;&lt;strong&gt;TPS-00022&amp;nbsp;&amp;nbsp;&amp;nbsp;&amp;nbsp;&amp;nbsp;&amp;nbsp;&amp;nbsp;&amp;nbsp;&amp;nbsp;&amp;nbsp;&amp;nbsp;&amp;nbsp;&amp;nbsp;&amp;nbsp;&amp;nbsp;&amp;nbsp;&amp;nbsp;&amp;nbsp;&amp;nbsp;&amp;nbsp;&amp;nbsp;&amp;nbsp;&amp;nbsp;&amp;nbsp;&amp;nbsp;&amp;nbsp;&amp;nbsp;&amp;nbsp;&amp;nbsp;&amp;nbsp;&amp;nbsp;&amp;nbsp;&amp;nbsp;&amp;nbsp;&amp;nbsp;&amp;nbsp;&amp;nbsp;&amp;nbsp;&amp;nbsp; CD4016&lt;/strong&gt;&lt;/p&gt; <text:s text:c="3"/>&lt;p&gt;CD4016 Quad Bilateral Switch&lt;/p&gt; <text:s text:c="3"/>&lt;h3&gt;Features&lt;/h3&gt; <text:s text:c="3"/>&lt;ul&gt; <text:s/><text:tab/>&lt;li&gt;Quad Bilateral Switch for the Transmission or Multiplexing or Analog or Digital Signals&lt;/li&gt; <text:s/><text:tab/>&lt;li&gt;High Frequency Response to 40MHz&lt;/li&gt; <text:s/><text:tab/>&lt;li&gt;Wide Operating Voltage Range (3v-15v)&lt;/li&gt; <text:s/><text:tab/>&lt;li&gt;Operating Temperature to 85C&lt;/li&gt; <text:s/><text:tab/>&lt;li&gt;Low Power TTL&lt;/li&gt; <text:s/>&lt;/ul&gt; <text:s text:c="3"/>&lt;p&gt;&lt;a href="http://pdf1.alldatasheet.com/datasheet-pdf/view/11947/ONSEMI/CD4016.html" target="_blank"&gt;&lt;font face="verdana,arial,helvetica,sans-serif"&gt;CD4016 - Quad Analog Switch Quad Multiplexer&lt;br /&gt; <text:s/>&lt;br /&gt; <text:s/>see related circuits here&lt;/font&gt;&lt;/a&gt;&lt;br /&gt; <text:s/>&lt;a href="http://81.227.203.107/audio/stereo_enc.htm"&gt;&lt;font size="2"&gt;Stereo Coder&lt;/font&gt;&lt;/a&gt;&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17</text:p>
          </table:table-cell>
          <table:table-cell office:value-type="string">
            <text:p>CD4017 - Decade Counter</text:p>
          </table:table-cell>
          <table:table-cell table:style-name="ce2" office:value-type="float" office:value="5">
            <text:p>5</text:p>
          </table:table-cell>
          <table:table-cell office:value-type="string">
            <text:p>cd4017-decade-counter</text:p>
          </table:table-cell>
          <table:table-cell office:value-type="string">
            <text:p>CD4017 - Decade Counter&lt;br /&gt;&lt;br /&gt;&lt;p&gt;&lt;s...</text:p>
          </table:table-cell>
          <table:table-cell office:value-type="string">
            <text:p>CD4017 - Decade Counter&lt;br /&gt;&lt;br /&gt;&lt;p&gt;&lt;strong&gt;TPS-00023&amp;nbsp;&amp;nbsp;&amp;nbsp;&amp;nbsp;&amp;nbsp;&amp;nbsp;&amp;nbsp;&amp;nbsp;&amp;nbsp;&amp;nbsp;&amp;nbsp;&amp;nbsp;&amp;nbsp;&amp;nbsp;&amp;nbsp;&amp;nbsp;&amp;nbsp;&amp;nbsp;&amp;nbsp;&amp;nbsp;&amp;nbsp;&amp;nbsp;&amp;nbsp;&amp;nbsp;&amp;nbsp;&amp;nbsp;&amp;nbsp;&amp;nbsp;&amp;nbsp;&amp;nbsp;&amp;nbsp;&amp;nbsp;&amp;nbsp;&amp;nbsp;&amp;nbsp;&amp;nbsp;&amp;nbsp;&amp;nbsp;&amp;nbsp; CD4017&lt;/strong&gt;&lt;/p&gt; <text:s text:c="3"/>&lt;p&gt;CD4017 Decade Counter/Divider&lt;/p&gt; <text:s text:c="3"/>&lt;h3&gt;Features&lt;/h3&gt; <text:s text:c="3"/>&lt;ul&gt; <text:s/><text:tab/>&lt;li&gt;5-stage Divide-by-10 Johnson Counter with 10 Decoded Outputs and a Carry Bit&lt;/li&gt; <text:s/><text:tab/>&lt;li&gt;Medium Speed up to 5MHz&lt;/li&gt; <text:s/><text:tab/>&lt;li&gt;Wide Operating Voltage Range ( 3v-15v)&lt;/li&gt; <text:s/><text:tab/>&lt;li&gt;Operating Temperature to 85C&lt;/li&gt; <text:s/><text:tab/>&lt;li&gt;Low Power TTL&lt;/li&gt; <text:s/>&lt;/ul&gt; <text:s text:c="3"/>&lt;p&gt;&lt;font size="3"&gt;CD4017 - Decade Counter Divider with 10 Decoded&amp;nbsp; Outputs.&lt;br /&gt; <text:s/>&lt;br /&gt; <text:s/>find related circuits here&lt;br /&gt; <text:s/>&lt;a href="http://www.philohome.com/sensors/colorsensor.htm"&gt;color sensor&lt;/a&gt;&lt;/font&gt;&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20</text:p>
          </table:table-cell>
          <table:table-cell office:value-type="string">
            <text:p>CD4020 - 14Bit Binary Counter</text:p>
          </table:table-cell>
          <table:table-cell table:style-name="ce2" office:value-type="float" office:value="5">
            <text:p>5</text:p>
          </table:table-cell>
          <table:table-cell office:value-type="string">
            <text:p>cd4020-14bit-binary-counter</text:p>
          </table:table-cell>
          <table:table-cell office:value-type="string">
            <text:p>CD4020 - 14Bit Binary Counter&lt;br /&gt;&lt;br /...</text:p>
          </table:table-cell>
          <table:table-cell office:value-type="string">
            <text:p>CD4020 - 14Bit Binary Counter&lt;br /&gt;&lt;br /&gt;&lt;p&gt;TPS-00024&amp;nbsp;&amp;nbsp;&amp;nbsp;&amp;nbsp;&amp;nbsp;&amp;nbsp;&amp;nbsp;&amp;nbsp;&amp;nbsp;&amp;nbsp;&amp;nbsp; CD4020&lt;/p&gt; <text:s text:c="3"/>&lt;p&gt;14-Stage Binary/Ripple Counter&lt;/p&gt; <text:s text:c="3"/>&lt;p&gt;Features&lt;/p&gt; <text:s text:c="3"/>&lt;ul&gt; <text:s/><text:tab/>&lt;li&gt;14-stage Ripple Carry Binary Counters&lt;/li&gt; <text:s/><text:tab/>&lt;li&gt;&amp;nbsp;Counters Advance One Count on Negative Transition of Clock Pulse&lt;/li&gt; <text:s/><text:tab/>&lt;li&gt;&amp;nbsp;Wide Operating Voltage Range&lt;/li&gt; <text:s/><text:tab/>&lt;li&gt;&amp;nbsp;Operating Temperature to 85C&lt;/li&gt; <text:s/><text:tab/>&lt;li&gt;&amp;nbsp;Low Power TTL&lt;/li&gt; <text:s/>&lt;/ul&gt; <text:s text:c="3"/>&lt;p&gt;Package Type - 16 Pin DIP&lt;/p&gt; <text:s text:c="3"/>&lt;p&gt;&amp;nbsp;&lt;/p&gt; <text:s text:c="3"/>&lt;p&gt;&lt;font face="verdana,arial,helvetica,sans-serif"&gt;CD4020 - 14-Bit Binary Counter&lt;/font&gt;&lt;font face="verdana,arial,helvetica,sans-serif"&gt;find related circuits here&lt;/font&gt;&lt;br /&gt; <text:s/>&lt;font face="verdana,arial,helvetica,sans-serif"&gt;&lt;a href="http://www.coolcircuit.com/circuit/timer_4060/"&gt;&lt;span style="color: rgb(51, 51, 204);"&gt;Electronic timer &lt;/span&gt;&lt;/a&gt;&lt;/font&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22</text:p>
          </table:table-cell>
          <table:table-cell office:value-type="string">
            <text:p>CD4022 - Octal Divider Counter</text:p>
          </table:table-cell>
          <table:table-cell table:style-name="ce2" office:value-type="float" office:value="5">
            <text:p>5</text:p>
          </table:table-cell>
          <table:table-cell office:value-type="string">
            <text:p>cd4022-octal-divider-counter</text:p>
          </table:table-cell>
          <table:table-cell office:value-type="string">
            <text:p>CD4022 - Octal Divider Counter&lt;br /&gt;&lt;br ...</text:p>
          </table:table-cell>
          <table:table-cell office:value-type="string">
            <text:p>CD4022 - Octal Divider Counter&lt;br /&gt;&lt;br /&gt;&lt;p&gt;TPS-00650&amp;nbsp;&amp;nbsp;&amp;nbsp;&amp;nbsp;&amp;nbsp;&amp;nbsp; CD4022&lt;/p&gt; <text:s text:c="3"/>&lt;p&gt;Divide by 8 Counter/Divider&lt;/p&gt; <text:s text:c="3"/>&lt;p&gt;Features&lt;/p&gt; <text:s text:c="3"/>&lt;ul&gt; <text:s/><text:tab/>&lt;li&gt;&amp;nbsp;&amp;nbsp;&amp;nbsp; 4-stage Divide-by-8 Johnson Counter with 8 Decoded Outputs and a Carry&lt;/li&gt; <text:s/><text:tab/>&lt;li&gt;&amp;nbsp;&amp;nbsp;&amp;nbsp; Medium Speed Operation up to 5MHz&lt;/li&gt; <text:s/><text:tab/>&lt;li&gt;&amp;nbsp;&amp;nbsp;&amp;nbsp; Wide Operating Voltage Range&lt;/li&gt; <text:s/><text:tab/>&lt;li&gt;&amp;nbsp;&amp;nbsp;&amp;nbsp; Operating Temperature to 85C&lt;/li&gt; <text:s/><text:tab/>&lt;li&gt;&amp;nbsp;&amp;nbsp;&amp;nbsp; Low Power TTL&lt;/li&gt; <text:s/>&lt;/ul&gt; <text:s text:c="3"/>&lt;p&gt;Package Type - 16 Pin DIP&lt;/p&gt; <text:s text:c="3"/>&lt;p&gt;&amp;nbsp;&lt;/p&gt; <text:s text:c="3"/>&lt;h3 class="r"&gt;&lt;a class="l" href="http://www.google.co.in/url?sa=t&amp;amp;source=web&amp;amp;cd=13&amp;amp;ved=0CGoQFjAM&amp;amp;url=http%3A%2F%2Fwww.circuitspecialists.com%2Fcd4022.html&amp;amp;rct=j&amp;amp;q=CD4022&amp;amp;ei=WENzTpe1OsbLmAWnpbHnDA&amp;amp;usg=AFQjCNFUpiOKRURg_UXhDVduoeGS_OzJCw&amp;amp;sig2=f6_21SqS0WXQ97ASKg8Cig&amp;amp;cad=rja"&gt;&lt;em&gt;CD4022&lt;/em&gt; - Octal Divider Counter&lt;/a&gt;&lt;/h3&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26</text:p>
          </table:table-cell>
          <table:table-cell office:value-type="string">
            <text:p>CD4026 - Decade Counter/Divider</text:p>
          </table:table-cell>
          <table:table-cell table:style-name="ce2" office:value-type="float" office:value="5">
            <text:p>5</text:p>
          </table:table-cell>
          <table:table-cell office:value-type="string">
            <text:p>cd4026-decade-counter-divider</text:p>
          </table:table-cell>
          <table:table-cell office:value-type="string">
            <text:p>CD4026 - Decade Counter/Divider&lt;br /&gt;&lt;br...</text:p>
          </table:table-cell>
          <table:table-cell office:value-type="string">
            <text:p>CD4026 - Decade Counter/Divider&lt;br /&gt;&lt;br /&gt;&lt;p&gt;TPS-00025&amp;nbsp;&amp;nbsp;&amp;nbsp; CD4026&lt;/p&gt; <text:s text:c="3"/>&lt;p&gt;Decade Counters/Dividers&lt;/p&gt; <text:s text:c="3"/>&lt;p&gt;Features&lt;/p&gt; <text:s text:c="3"/>&lt;ul&gt; <text:s/><text:tab/>&lt;li&gt;&amp;nbsp;&amp;nbsp;&amp;nbsp; 5-stage Johnson Decade Counter with 7-segment Decoded Output&lt;/li&gt; <text:s/><text:tab/>&lt;li&gt;&amp;nbsp;&amp;nbsp;&amp;nbsp; Display Enable Output&lt;/li&gt; <text:s/><text:tab/>&lt;li&gt;&amp;nbsp;&amp;nbsp;&amp;nbsp; Wide Operating Voltage Range&lt;/li&gt; <text:s/><text:tab/>&lt;li&gt;&amp;nbsp;&amp;nbsp;&amp;nbsp; Operating Temperature to 85C&lt;/li&gt; <text:s/><text:tab/>&lt;li&gt;&amp;nbsp;&amp;nbsp;&amp;nbsp; Low Power TTL&lt;/li&gt; <text:s/>&lt;/ul&gt; <text:s text:c="3"/>&lt;p&gt;Package Type - 16 Pin DI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27</text:p>
          </table:table-cell>
          <table:table-cell office:value-type="string">
            <text:p>CD4027 - Dual JK Flip Flop</text:p>
          </table:table-cell>
          <table:table-cell table:style-name="ce2" office:value-type="float" office:value="5">
            <text:p>5</text:p>
          </table:table-cell>
          <table:table-cell office:value-type="string">
            <text:p>cd4027-dual-jk-flip-flop</text:p>
          </table:table-cell>
          <table:table-cell office:value-type="string">
            <text:p>CD4027 - Dual JK Flip Flop&lt;br /&gt;&lt;br /&gt;&lt;p...</text:p>
          </table:table-cell>
          <table:table-cell office:value-type="string">
            <text:p>CD4027 - Dual JK Flip Flop&lt;br /&gt;&lt;br /&gt;&lt;p&gt;TPS-00026&amp;nbsp;&amp;nbsp;&amp;nbsp;&amp;nbsp; CD4027&lt;/p&gt; <text:s text:c="3"/>&lt;p&gt;Dual JK Master-Slave Flip-Flop&lt;/p&gt; <text:s text:c="3"/>&lt;p&gt;Features&lt;/p&gt; <text:s text:c="3"/>&lt;ul&gt; <text:s/><text:tab/>&lt;li&gt;&amp;nbsp;&amp;nbsp;&amp;nbsp; Two Independent JK Flip-Flops with Set, Reset and Clock Inputs&lt;/li&gt; <text:s/><text:tab/>&lt;li&gt;&amp;nbsp;&amp;nbsp;&amp;nbsp; Medium Speed up to 12MHz&lt;/li&gt; <text:s/><text:tab/>&lt;li&gt;&amp;nbsp;&amp;nbsp;&amp;nbsp; Wide Operating Voltage Range&lt;/li&gt; <text:s/><text:tab/>&lt;li&gt;&amp;nbsp;&amp;nbsp;&amp;nbsp; Operating Temperature to 85C&lt;/li&gt; <text:s/><text:tab/>&lt;li&gt;&amp;nbsp;&amp;nbsp;&amp;nbsp; Low Power TTL&lt;/li&gt; <text:s/>&lt;/ul&gt; <text:s text:c="3"/>&lt;p&gt;Package Type - 16 Pin DIP&lt;/p&gt; <text:s text:c="3"/>&lt;p&gt;&lt;br /&gt; <text:s/>&lt;font face="verdana,arial,helvetica,sans-serif"&gt;Related circuit can be found here&amp;nbsp; &lt;/font&gt;&lt;a href="http://www.electronic-circuits-diagrams.com/lightsimages/lightsckt8.shtml"&gt;&lt;font color="silver" style="color: rgb(51, 51, 204);"&gt;&lt;u&gt;Optical toggle switch&lt;/u&gt;&lt;/font&gt;&lt;/a&gt;&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28</text:p>
          </table:table-cell>
          <table:table-cell office:value-type="string">
            <text:p>CD4028 - BCD to Decimal Decoder</text:p>
          </table:table-cell>
          <table:table-cell table:style-name="ce2" office:value-type="float" office:value="5">
            <text:p>5</text:p>
          </table:table-cell>
          <table:table-cell office:value-type="string">
            <text:p>cd4028-bcd-to-decimal-decoder</text:p>
          </table:table-cell>
          <table:table-cell office:value-type="string">
            <text:p>CD4028 - BCD to Decimal Decoder&lt;br /&gt;&lt;br...</text:p>
          </table:table-cell>
          <table:table-cell office:value-type="string">
            <text:p>CD4028 - BCD to Decimal Decoder&lt;br /&gt;&lt;br /&gt;&lt;p&gt;TPS-00027&amp;nbsp;&amp;nbsp;&amp;nbsp;&amp;nbsp;&amp;nbsp;&amp;nbsp; CD4028&lt;/p&gt; <text:s text:c="3"/>&lt;p&gt;BCD-to-Decimal Decoder&lt;/p&gt; <text:s text:c="3"/>&lt;p&gt;Features&lt;/p&gt; <text:s text:c="3"/>&lt;ul&gt; <text:s/><text:tab/>&lt;li&gt;&amp;nbsp;&amp;nbsp;&amp;nbsp; BCD-to-decimal or Binary-to-Octal decoder with 10 Output Buffers&lt;/li&gt; <text:s/><text:tab/>&lt;li&gt;&amp;nbsp;&amp;nbsp;&amp;nbsp; BCD Code Applied to the 4 Inputs will produce a 10 Decimal Decoded Output&lt;/li&gt; <text:s/><text:tab/>&lt;li&gt;&amp;nbsp;&amp;nbsp;&amp;nbsp; Binary Code Applied to the 3 Inputs is Decoded to Octal at the Output&lt;/li&gt; <text:s/><text:tab/>&lt;li&gt;&amp;nbsp;&amp;nbsp;&amp;nbsp; Operating Temperature to 85C&lt;/li&gt; <text:s/><text:tab/>&lt;li&gt;&amp;nbsp;&amp;nbsp;&amp;nbsp; Low Power TTL&lt;/li&gt; <text:s/>&lt;/ul&gt; <text:s text:c="3"/>&lt;p&gt;Package Type - 16 Pin DIP&lt;/p&gt; <text:s text:c="3"/>&lt;p&gt;&lt;br /&gt; <text:s/>find related circuits here&lt;br /&gt; <text:s/>&lt;a href="http://www.freecircuits.net/circuit-16.html"&gt;&lt;font size="3"&gt;9-Line Telephone Sharer&lt;/font&gt;&lt;/a&gt;&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29</text:p>
          </table:table-cell>
          <table:table-cell office:value-type="string">
            <text:p>CD4029 - Presettable Up/Down Counter</text:p>
          </table:table-cell>
          <table:table-cell table:style-name="ce2" office:value-type="float" office:value="5">
            <text:p>5</text:p>
          </table:table-cell>
          <table:table-cell office:value-type="string">
            <text:p>cd4029-presettable-up-down-counter</text:p>
          </table:table-cell>
          <table:table-cell office:value-type="string">
            <text:p>CD4029 - Presettable Up/Down Counter&lt;br ...</text:p>
          </table:table-cell>
          <table:table-cell office:value-type="string">
            <text:p>CD4029 - Presettable Up/Down Counter&lt;br /&gt;&lt;br /&gt;&lt;p&gt;TPS-00028&amp;nbsp;&amp;nbsp;&amp;nbsp;&amp;nbsp;&amp;nbsp; CD4029&lt;/p&gt; <text:s text:c="3"/>&lt;p&gt;Binary-Decade Up-Down Counter&lt;/p&gt; <text:s text:c="3"/>&lt;p&gt;Features&lt;/p&gt; <text:s text:c="3"/>&lt;ul&gt; <text:s/><text:tab/>&lt;li&gt;&amp;nbsp;&amp;nbsp;&amp;nbsp; Presettable Up/Down Counter which Counts in Either Binary or Decade Mode&lt;/li&gt; <text:s/><text:tab/>&lt;li&gt;&amp;nbsp;&amp;nbsp;&amp;nbsp; Counter is Advanced One Count at the Positive-going Clock&lt;/li&gt; <text:s/><text:tab/>&lt;li&gt;&amp;nbsp;&amp;nbsp;&amp;nbsp; Counter Counts Up or Down Depending on Up/Down Pin Input&lt;/li&gt; <text:s/><text:tab/>&lt;li&gt;&amp;nbsp;&amp;nbsp;&amp;nbsp; Operating Temperature to 85C&lt;/li&gt; <text:s/><text:tab/>&lt;li&gt;&amp;nbsp;&amp;nbsp;&amp;nbsp; Low Power TTL&lt;/li&gt; <text:s/>&lt;/ul&gt; <text:s text:c="3"/>&lt;p&gt;Package Type - 16 Pin DIP&lt;/p&gt; <text:s text:c="3"/>&lt;p&gt;&amp;nbsp;&lt;/p&gt; <text:s text:c="3"/>&lt;p&gt;&lt;font face="verdana,arial,helvetica,sans-serif" size="3"&gt;CD4029 - Presettable Up/Down Counter &lt;/font&gt;&lt;/p&gt; <text:s text:c="3"/>&lt;p&gt;&lt;font size="3"&gt;find related circuits here&lt;/font&gt;&lt;br /&gt; <text:s/>&lt;font size="3"&gt;&lt;a href="http://www.delabs-circuits.com/cirdir/theory/gates/doc00021.html"&gt;Simple Digital Counter&lt;/a&gt;&lt;/font&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33</text:p>
          </table:table-cell>
          <table:table-cell office:value-type="string">
            <text:p>CD4033 - Decade Counter/Divider</text:p>
          </table:table-cell>
          <table:table-cell table:style-name="ce2" office:value-type="float" office:value="5">
            <text:p>5</text:p>
          </table:table-cell>
          <table:table-cell office:value-type="string">
            <text:p>cd4033-decade-counter-divider</text:p>
          </table:table-cell>
          <table:table-cell office:value-type="string">
            <text:p>CD4033 - Decade Counter/Divider&lt;br /&gt;&lt;br...</text:p>
          </table:table-cell>
          <table:table-cell office:value-type="string">
            <text:p>CD4033 - Decade Counter/Divider&lt;br /&gt;&lt;br /&gt;&lt;p&gt;TPS-00049&amp;nbsp;&amp;nbsp;&amp;nbsp;&amp;nbsp;&amp;nbsp;&amp;nbsp;&amp;nbsp;&amp;nbsp; CD4033&lt;/p&gt; <text:s text:c="3"/>&lt;p&gt;Decade Counter&lt;/p&gt; <text:s text:c="3"/>&lt;p&gt;Features&lt;/p&gt; <text:s text:c="3"/>&lt;ul&gt; <text:s/><text:tab/>&lt;li&gt;&amp;nbsp;&amp;nbsp;&amp;nbsp; Fix Stage Decade Counter with Decoder for 7-Segment Display&lt;/li&gt; <text:s/><text:tab/>&lt;li&gt;&amp;nbsp;&amp;nbsp;&amp;nbsp; Easily Interfaces with 7-Segment Displays&lt;/li&gt; <text:s/><text:tab/>&lt;li&gt;&amp;nbsp;&amp;nbsp;&amp;nbsp; High Voltage Type&lt;/li&gt; <text:s/><text:tab/>&lt;li&gt;&amp;nbsp;&amp;nbsp;&amp;nbsp; Ideal for Low-Power Displays&lt;/li&gt; <text:s/><text:tab/>&lt;li&gt;&amp;nbsp;&amp;nbsp;&amp;nbsp; Schmitt-Triggered Clock Inputs&lt;/li&gt; <text:s/>&lt;/ul&gt; <text:s text:c="3"/>&lt;p&gt;Package Type - 16 Pin DIP&lt;/p&gt; <text:s text:c="3"/>&lt;p&gt;&amp;nbsp;&lt;/p&gt; <text:s text:c="3"/>&lt;p&gt;&amp;nbsp;&lt;/p&gt; <text:s text:c="3"/>&lt;p&gt;&lt;font size="3"&gt;CD4033 - is normally used as decade counter cum 7-segment decoder/driver&lt;/font&gt;&lt;/p&gt; <text:s text:c="3"/>&lt;p&gt;&lt;font size="3"&gt;find related circuits here&lt;/font&gt;&lt;br /&gt; <text:s/>&lt;font size="3"&gt;&lt;a href="http://www.circuitstoday.com/7-segment-counter-circuit" rel="bookmark" title="Permanent Link to 7 Segment Counter Circuit"&gt;&lt;span style="font-weight: bold;"&gt;&amp;nbsp;&lt;/span&gt;7 Segment Counter Circuit&lt;/a&gt;&lt;/font&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40</text:p>
          </table:table-cell>
          <table:table-cell office:value-type="string">
            <text:p>CD4040 - 14-Stage Ripple Carry Binary Counters</text:p>
          </table:table-cell>
          <table:table-cell table:style-name="ce2" office:value-type="float" office:value="5">
            <text:p>5</text:p>
          </table:table-cell>
          <table:table-cell office:value-type="string">
            <text:p>cd4040-14-stage-ripple-carry-binary-counters</text:p>
          </table:table-cell>
          <table:table-cell office:value-type="string">
            <text:p>CD4040 - 14-Stage Ripple Carry Binary Co...</text:p>
          </table:table-cell>
          <table:table-cell office:value-type="string">
            <text:p>CD4040 - 14-Stage Ripple Carry Binary Counters&lt;br /&gt;&lt;br /&gt;&lt;p&gt;TPS-00662&amp;nbsp;&amp;nbsp;&amp;nbsp;&amp;nbsp;&amp;nbsp;&amp;nbsp; CD4040&lt;/p&gt; <text:s text:c="3"/>&lt;p&gt;12-stage Binary/Ripple Counter&lt;/p&gt; <text:s text:c="3"/>&lt;p&gt;Features&lt;/p&gt; <text:s text:c="3"/>&lt;ul&gt; <text:s/><text:tab/>&lt;li&gt;&amp;nbsp;&amp;nbsp;&amp;nbsp; 12-stage Ripple Carry Binary Counter&lt;/li&gt; <text:s/><text:tab/>&lt;li&gt;&amp;nbsp;&amp;nbsp;&amp;nbsp; Counter is Advanced One Count at the Negative Transition of the Clock&lt;/li&gt; <text:s/><text:tab/>&lt;li&gt;&amp;nbsp;&amp;nbsp;&amp;nbsp; Medium Speed up to 8MHz&lt;/li&gt; <text:s/><text:tab/>&lt;li&gt;&amp;nbsp;&amp;nbsp;&amp;nbsp; Operating Temperature to 85C&lt;/li&gt; <text:s/><text:tab/>&lt;li&gt;&amp;nbsp;&amp;nbsp;&amp;nbsp; Low Power TTL&lt;/li&gt; <text:s/>&lt;/ul&gt; <text:s text:c="3"/>&lt;p&gt;Package Type - 16 Pin DI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46</text:p>
          </table:table-cell>
          <table:table-cell office:value-type="string">
            <text:p>CD4046 - Phase Locked Loop</text:p>
          </table:table-cell>
          <table:table-cell table:style-name="ce2" office:value-type="float" office:value="5">
            <text:p>5</text:p>
          </table:table-cell>
          <table:table-cell office:value-type="string">
            <text:p>cd4046-phase-locked-loop</text:p>
          </table:table-cell>
          <table:table-cell office:value-type="string">
            <text:p>CD4046 - Phase Locked Loop&lt;br /&gt;&lt;br /&gt;&lt;d...</text:p>
          </table:table-cell>
          <table:table-cell office:value-type="string">
            <text:p>CD4046 - Phase Locked Loop&lt;br /&gt;&lt;br /&gt;&lt;div class="productGeneral" id="productDescription"&gt; <text:s/>&lt;p&gt;TPS-00029&amp;nbsp;&amp;nbsp;&amp;nbsp;&amp;nbsp;&amp;nbsp;&amp;nbsp;&amp;nbsp;&amp;nbsp;&amp;nbsp; CD4046&lt;/p&gt; <text:s text:c="3"/>&lt;p&gt;Micropower Phase-Locked Loop&lt;/p&gt; <text:s text:c="3"/>&lt;p&gt;Features&lt;/p&gt; <text:s text:c="3"/>&lt;ul&gt; <text:s/><text:tab/>&lt;li&gt;&amp;nbsp;&amp;nbsp;&amp;nbsp; Consisting of a Linear, Voltage-Controlled Oscillator and two Phase Comparators&lt;/li&gt; <text:s/><text:tab/>&lt;li&gt;&amp;nbsp;&amp;nbsp;&amp;nbsp; The VCO Produces an Output Signal Whose Frequency is Determined by the Input Voltage&lt;/li&gt; <text:s/><text:tab/>&lt;li&gt;&amp;nbsp;&amp;nbsp;&amp;nbsp; Inhibit Control Pin&lt;/li&gt; <text:s/><text:tab/>&lt;li&gt;&amp;nbsp;&amp;nbsp;&amp;nbsp; Operating Temperature to 85C&lt;/li&gt; <text:s/><text:tab/>&lt;li&gt;&amp;nbsp;&amp;nbsp;&amp;nbsp; Low Power TTL&lt;/li&gt; <text:s/>&lt;/ul&gt; <text:s text:c="3"/>&lt;p&gt;Package Type - 16 Pin DIP&lt;/p&gt; <text:s text:c="3"/>&lt;p&gt;&amp;nbsp;&lt;/p&gt; <text:s text:c="3"/>&lt;p&gt;&lt;a href="http://www.circuitsuggest.com/wireless-ir-headphone-transmitter.html"&gt;&lt;font size="3"&gt;find related circuits here&lt;/font&gt;&lt;/a&gt;&lt;/p&gt; <text:s text:c="3"/>&lt;p&gt;&lt;font size="3"&gt;&lt;a href="http://www.circuitsuggest.com/wireless-ir-headphone-transmitter.html"&gt;Wireless headphones&lt;/a&gt;&lt;/font&gt;&lt;/p&gt; <text:s/>&lt;/div&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47</text:p>
          </table:table-cell>
          <table:table-cell office:value-type="string">
            <text:p>CD4047 - Monostable Multivibrator</text:p>
          </table:table-cell>
          <table:table-cell table:style-name="ce2" office:value-type="float" office:value="5">
            <text:p>5</text:p>
          </table:table-cell>
          <table:table-cell office:value-type="string">
            <text:p>cd4047-monostable-multivibrator</text:p>
          </table:table-cell>
          <table:table-cell office:value-type="string">
            <text:p>CD4047 - Monostable Multivibrator&lt;br /&gt;&lt;...</text:p>
          </table:table-cell>
          <table:table-cell office:value-type="string">
            <text:p>CD4047 - Monostable Multivibrator&lt;br /&gt;&lt;br /&gt;&lt;p&gt;TPS-00030&amp;nbsp;&amp;nbsp;&amp;nbsp;&amp;nbsp;&amp;nbsp;&amp;nbsp;&amp;nbsp;&amp;nbsp;&amp;nbsp;&amp;nbsp;&amp;nbsp;&amp;nbsp;&amp;nbsp;&amp;nbsp;&amp;nbsp;&amp;nbsp;&amp;nbsp;&amp;nbsp; CD4047&lt;/p&gt; <text:s text:c="3"/>&lt;p&gt;Monostable/astable Multivibrator&lt;/p&gt; <text:s text:c="3"/>&lt;p&gt;Features&lt;/p&gt; <text:s text:c="3"/>&lt;ul&gt; <text:s/><text:tab/>&lt;li&gt;&amp;nbsp;&amp;nbsp;&amp;nbsp; Monostable (one-shot) or Astable (free-running) Operation&lt;/li&gt; <text:s/><text:tab/>&lt;li&gt;&amp;nbsp;&amp;nbsp;&amp;nbsp; Oscillator Input Available&lt;/li&gt; <text:s/><text:tab/>&lt;li&gt;&amp;nbsp;&amp;nbsp;&amp;nbsp; True and Complemented Buffered Outputs&lt;/li&gt; <text:s/><text:tab/>&lt;li&gt;&amp;nbsp;&amp;nbsp;&amp;nbsp; Operating Temperature to 85C&lt;/li&gt; <text:s/><text:tab/>&lt;li&gt;&amp;nbsp;&amp;nbsp;&amp;nbsp; Low Power TTL&lt;/li&gt; <text:s/>&lt;/ul&gt; <text:s text:c="3"/>&lt;p&gt;Package Type - 14 Pin DIP&lt;/p&gt; <text:s text:c="3"/>&lt;p&gt;&lt;font size="3"&gt;find related circuits here&lt;br /&gt; <text:s/>&lt;a href="http://www.eleccircuit.com/100w-square-wave-inverter-by-cd4047-lm3582sc10612n3055/"&gt;100W Square wave Inverter&lt;/a&gt;&lt;/font&gt;&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49</text:p>
          </table:table-cell>
          <table:table-cell office:value-type="string">
            <text:p>CD4049 - Hex Buffer/MC14049</text:p>
          </table:table-cell>
          <table:table-cell table:style-name="ce2" office:value-type="float" office:value="5">
            <text:p>5</text:p>
          </table:table-cell>
          <table:table-cell office:value-type="string">
            <text:p>cd4049-hex-buffer-mc14049</text:p>
          </table:table-cell>
          <table:table-cell office:value-type="string">
            <text:p>CD4049 - Hex Buffer/MC14049&lt;br /&gt;&lt;br /&gt;&lt;...</text:p>
          </table:table-cell>
          <table:table-cell office:value-type="string">
            <text:p>CD4049 - Hex Buffer/MC14049&lt;br /&gt;&lt;br /&gt;&lt;p&gt;TPS-00031&amp;nbsp;&amp;nbsp;&amp;nbsp;&amp;nbsp;&amp;nbsp;&amp;nbsp; CD4049&lt;/p&gt; <text:s text:c="3"/>&lt;p&gt;Hex/Buffer/Converter&lt;/p&gt; <text:s text:c="3"/>&lt;p&gt;Features&lt;/p&gt; <text:s text:c="3"/>&lt;ul&gt; <text:s/><text:tab/>&lt;li&gt;&amp;nbsp;&amp;nbsp;&amp;nbsp; Six Independent Hex Inverting Buffers&lt;/li&gt; <text:s/><text:tab/>&lt;li&gt;&amp;nbsp;&amp;nbsp;&amp;nbsp; High Source and Sink Capability&lt;/li&gt; <text:s/><text:tab/>&lt;li&gt;&amp;nbsp;&amp;nbsp;&amp;nbsp; Wide Supply Voltage&lt;/li&gt; <text:s/><text:tab/>&lt;li&gt;&amp;nbsp;&amp;nbsp;&amp;nbsp; Operating Temperature to 85C&lt;/li&gt; <text:s/><text:tab/>&lt;li&gt;&amp;nbsp;&amp;nbsp;&amp;nbsp; Low Power TTL&lt;/li&gt; <text:s/>&lt;/ul&gt; <text:s text:c="3"/>&lt;p&gt;Package Type - 16 Pin DIP&lt;/p&gt; <text:s text:c="3"/>&lt;p&gt;&lt;font face="verdana,arial,helvetica,sans-serif"&gt;CD4049 - Hex Buffer, Inverter&lt;/font&gt;&lt;/p&gt; <text:s text:c="3"/>&lt;p&gt;&lt;font size="3"&gt;find related circuits here&lt;/font&gt;&lt;br /&gt; <text:s/>&lt;a href="http://www.eleccircuit.com/simple-bounceless-switch-using-cd4049/"&gt;&lt;font size="3"&gt;Simple bounceless switch&lt;/font&gt;&lt;/a&gt;&lt;br /&gt; <text:s/>&lt;a href="http://www.eleccircuit.com/simple-pulse-generator-circuit-by-cd4049/"&gt;&lt;font size="3"&gt;Simple Pulse Generator&lt;/font&gt;&lt;/a&gt;&lt;br /&gt; <text:s/>&lt;a href="http://schematicwiring.com/simple-electronic-applications/sound-responder-schematic-wiring-diagram/"&gt;&lt;font size="3"&gt;Sound Responder&lt;/font&gt;&lt;/a&gt;&lt;/p&gt; <text:s text:c="3"/>&lt;p&gt;&amp;nbsp;&lt;/p&gt; <text:s text:c="3"/>&lt;p&gt;&amp;nbsp;&lt;/p&gt; <text:s text:c="3"/>&lt;h2 id="post-6744"&gt;&amp;nbsp;&lt;/h2&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50</text:p>
          </table:table-cell>
          <table:table-cell office:value-type="string">
            <text:p>CD4050 - Hex Buffer</text:p>
          </table:table-cell>
          <table:table-cell table:style-name="ce2" office:value-type="float" office:value="5">
            <text:p>5</text:p>
          </table:table-cell>
          <table:table-cell office:value-type="string">
            <text:p>cd4050-hex-buffer</text:p>
          </table:table-cell>
          <table:table-cell office:value-type="string">
            <text:p>CD4050 - Hex Buffer&lt;br /&gt;&lt;br /&gt;&lt;p&gt;TPS-00...</text:p>
          </table:table-cell>
          <table:table-cell office:value-type="string">
            <text:p>CD4050 - Hex Buffer&lt;br /&gt;&lt;br /&gt;&lt;p&gt;TPS-00032&amp;nbsp;&amp;nbsp;&amp;nbsp;&amp;nbsp;&amp;nbsp;&amp;nbsp;&amp;nbsp;&amp;nbsp;&amp;nbsp;&amp;nbsp;&amp;nbsp;&amp;nbsp; CD4050&lt;/p&gt; <text:s text:c="3"/>&lt;p&gt;Hex/Buffer/Converter&lt;/p&gt; <text:s text:c="3"/>&lt;p&gt;Features&lt;/p&gt; <text:s text:c="3"/>&lt;ul&gt; <text:s/><text:tab/>&lt;li&gt;&amp;nbsp;&amp;nbsp;&amp;nbsp; Six Independent Hex Non-Inverting Buffers&lt;/li&gt; <text:s/><text:tab/>&lt;li&gt;&amp;nbsp;&amp;nbsp;&amp;nbsp; High Source and Sink Capability&lt;/li&gt; <text:s/><text:tab/>&lt;li&gt;&amp;nbsp;&amp;nbsp;&amp;nbsp; Wide Supply Voltage&lt;/li&gt; <text:s/><text:tab/>&lt;li&gt;&amp;nbsp;&amp;nbsp;&amp;nbsp; Operating Temperature to 85C&lt;/li&gt; <text:s/><text:tab/>&lt;li&gt;&amp;nbsp;&amp;nbsp;&amp;nbsp; Low Power TTL&lt;/li&gt; <text:s/>&lt;/ul&gt; <text:s text:c="3"/>&lt;p&gt;Package Type - 16 Pin DIP&lt;/p&gt; <text:s text:c="3"/>&lt;p&gt;&amp;nbsp;&lt;/p&gt; <text:s text:c="3"/>&lt;p&gt;&amp;nbsp;&lt;/p&gt; <text:s text:c="3"/>&lt;p&gt;&lt;font size="3"&gt;&lt;span style="font-family: verdana,arial,helvetica,sans-serif;"&gt;CD4050 - Hex Buffer Non inverter&lt;/span&gt;&lt;/font&gt;&lt;font size="3"&gt;find related circuits here&lt;/font&gt;&lt;br /&gt; <text:s/>&lt;font size="3"&gt;&lt;a href="http://www.engineeringslash.com/digital-ic/water-level-indicator/water-level-indicator.html" rel="bookmark" target="_blank" title="Water Level Indicator"&gt;Water Level Indicator&lt;/a&gt;&lt;br /&gt; <text:s/>&lt;a href="http://www.eleccircuit.com/logic-probe-by-ic4050/"&gt;&lt;font style="font-weight: bold;"&gt;Logic probe&lt;/font&gt;&lt;/a&gt;&lt;/font&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51</text:p>
          </table:table-cell>
          <table:table-cell office:value-type="string">
            <text:p>CD4051 - Analog Multiplexer/Demultiplexer</text:p>
          </table:table-cell>
          <table:table-cell table:style-name="ce2" office:value-type="float" office:value="5">
            <text:p>5</text:p>
          </table:table-cell>
          <table:table-cell office:value-type="string">
            <text:p>cd4051-analog-multiplexer-demultiplexer</text:p>
          </table:table-cell>
          <table:table-cell office:value-type="string">
            <text:p>CD4051 - Analog Multiplexer/Demultiplexe...</text:p>
          </table:table-cell>
          <table:table-cell office:value-type="string">
            <text:p>CD4051 - Analog Multiplexer/Demultiplexer&lt;br /&gt;&lt;br /&gt;&lt;p&gt;TPS-00033&amp;nbsp;&amp;nbsp;&amp;nbsp;&amp;nbsp;&amp;nbsp;&amp;nbsp;&amp;nbsp;&amp;nbsp;&amp;nbsp; CD4051&lt;/p&gt; <text:s text:c="3"/>&lt;p&gt;Single 8-channel Multiplexer/Demultiplexer&lt;/p&gt; <text:s text:c="3"/>&lt;p&gt;Features&lt;/p&gt; <text:s text:c="3"/>&lt;ul&gt; <text:s/><text:tab/>&lt;li&gt;&amp;nbsp;&amp;nbsp;&amp;nbsp; Single 8-Channel Multiplexer with Three Binary Control Inputs&lt;/li&gt; <text:s/><text:tab/>&lt;li&gt;&amp;nbsp;&amp;nbsp;&amp;nbsp; The Three Binary Inputs Select Which of the 8-Channels is Connected to the Output&lt;/li&gt; <text:s/><text:tab/>&lt;li&gt;&amp;nbsp;&amp;nbsp;&amp;nbsp; Low ON Resistance and High OFF Resistance&lt;/li&gt; <text:s/><text:tab/>&lt;li&gt;&amp;nbsp;&amp;nbsp;&amp;nbsp; Operating Temperature to 85C&lt;/li&gt; <text:s/><text:tab/>&lt;li&gt;&amp;nbsp;&amp;nbsp;&amp;nbsp; Low Power TTL&lt;/li&gt; <text:s/>&lt;/ul&gt; <text:s text:c="3"/>&lt;p&gt;Package Type - 16 Pin DI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60</text:p>
          </table:table-cell>
          <table:table-cell office:value-type="string">
            <text:p>CD4060 - Binary Counter/Divider &amp; Oscillator</text:p>
          </table:table-cell>
          <table:table-cell table:style-name="ce2" office:value-type="float" office:value="5">
            <text:p>5</text:p>
          </table:table-cell>
          <table:table-cell office:value-type="string">
            <text:p>cd4060-binary-counter-divider--oscillator</text:p>
          </table:table-cell>
          <table:table-cell office:value-type="string">
            <text:p>CD4060 - Binary Counter/Divider &amp; Oscill...</text:p>
          </table:table-cell>
          <table:table-cell office:value-type="string">
            <text:p>CD4060 - Binary Counter/Divider &amp; Oscillator&lt;br /&gt;&lt;br /&gt;&lt;p&gt;TPS-00050&amp;nbsp;&amp;nbsp;&amp;nbsp;&amp;nbsp;&amp;nbsp;&amp;nbsp;&amp;nbsp; CD4060&lt;/p&gt; <text:s text:c="3"/>&lt;p&gt;14-stage Ripple-Carry Binary Counter&lt;/p&gt; <text:s text:c="3"/>&lt;p&gt;&lt;br /&gt; <text:s/>Features&lt;/p&gt; <text:s text:c="3"/>&lt;ul&gt; <text:s/><text:tab/>&lt;li&gt;&amp;nbsp;&amp;nbsp;&amp;nbsp; Single 14-stage Ripple Carry Binary Counter&lt;/li&gt; <text:s/><text:tab/>&lt;li&gt;&amp;nbsp;&amp;nbsp;&amp;nbsp; Counter is Advanced One Count on the Negative Transition of the Clock&lt;/li&gt; <text:s/><text:tab/>&lt;li&gt;&amp;nbsp;&amp;nbsp;&amp;nbsp; Medium Speed up to 8MHz&lt;/li&gt; <text:s/><text:tab/>&lt;li&gt;&amp;nbsp;&amp;nbsp;&amp;nbsp; Operating Temperature to 85C&lt;/li&gt; <text:s/><text:tab/>&lt;li&gt;&amp;nbsp;&amp;nbsp;&amp;nbsp; Low Power TTL&lt;/li&gt; <text:s/>&lt;/ul&gt; <text:s text:c="3"/>&lt;p&gt;Package Type - 16 Pin DIP&lt;/p&gt; <text:s text:c="3"/>&lt;p&gt;&amp;nbsp;&lt;/p&gt; <text:s text:c="3"/>&lt;p&gt;CD4060 -14-stage ripple-carry binary counter/divider and oscillator&lt;br /&gt; <text:s/>&lt;br /&gt; <text:s/>&lt;font size="3"&gt;find related circuits here&lt;/font&gt;&lt;br /&gt; <text:s/>&lt;a href="http://www.eleccircuit.com/24-hour-timer-by-ic-4060/"&gt;24 hour timer&lt;/a&gt;&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66</text:p>
          </table:table-cell>
          <table:table-cell office:value-type="string">
            <text:p>CD4066 - Quad Bilateral Switch</text:p>
          </table:table-cell>
          <table:table-cell table:style-name="ce2" office:value-type="float" office:value="5">
            <text:p>5</text:p>
          </table:table-cell>
          <table:table-cell office:value-type="string">
            <text:p>cd4066-quad-bilateral-switch</text:p>
          </table:table-cell>
          <table:table-cell office:value-type="string">
            <text:p>CD4066 - Quad Bilateral Switch&lt;br /&gt;&lt;br ...</text:p>
          </table:table-cell>
          <table:table-cell office:value-type="string">
            <text:p>CD4066 - Quad Bilateral Switch&lt;br /&gt;&lt;br /&gt;&lt;p&gt;&lt;strong&gt;TPS-00034&amp;nbsp;&amp;nbsp;&amp;nbsp;&amp;nbsp;&amp;nbsp;&amp;nbsp;&amp;nbsp; &lt;/strong&gt;&lt;strong&gt;CD4066&lt;/strong&gt;&lt;/p&gt; <text:s text:c="3"/>&lt;p&gt;Quad Bilateral Switch&lt;/p&gt; <text:s text:c="3"/>&lt;p&gt;Features&lt;/p&gt; <text:s text:c="3"/>&lt;ul&gt; <text:s/><text:tab/>&lt;li&gt;&amp;nbsp;&amp;nbsp;&amp;nbsp; Quad Bilateral Switch for Transmission or Multiplexing Analog or Digital Signals&lt;/li&gt; <text:s/><text:tab/>&lt;li&gt;&amp;nbsp;&amp;nbsp;&amp;nbsp; Pin for Pin Compatible with the CD4016&lt;/li&gt; <text:s/><text:tab/>&lt;li&gt;&amp;nbsp;&amp;nbsp;&amp;nbsp; Improved ON Resistance over CD4016&lt;/li&gt; <text:s/><text:tab/>&lt;li&gt;&amp;nbsp;&amp;nbsp;&amp;nbsp; Operating Temperature to 85oC&lt;/li&gt; <text:s/><text:tab/>&lt;li&gt;&amp;nbsp;&amp;nbsp;&amp;nbsp; Low Power TTL&lt;/li&gt; <text:s/>&lt;/ul&gt; <text:s text:c="3"/>&lt;p&gt;&amp;nbsp;&lt;/p&gt; <text:s text:c="3"/>&lt;p&gt;Package Type - 14 Pin DIP&lt;/p&gt; <text:s text:c="3"/>&lt;p&gt;&amp;nbsp;&lt;/p&gt; <text:s text:c="3"/>&lt;p&gt;CD4066 - Quad Bilateral Switch&lt;br /&gt; <text:s/>&lt;br /&gt; <text:s/>&lt;font face="verdana,arial,helvetica,sans-serif" size="3"&gt;find related circuits here&lt;/font&gt;&lt;br /&gt; <text:s/>&lt;font size="3"&gt;&lt;a href="http://www.eleccircuit.com/electronic-siren-by-ic-digital/" rel="bookmark" target="_blank"&gt;Electronic Siren&lt;/a&gt;&lt;/font&gt;&lt;font size="3"&gt;&lt;a rel="bookmark" title="Permanent Link to Programmable Gain Amplifier by <text:s text:c="2"/>CD4066"&gt;&lt;br /&gt; <text:s/>Programmable Gain Amplifier&lt;/a&gt;&lt;/font&gt;&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67</text:p>
          </table:table-cell>
          <table:table-cell office:value-type="string">
            <text:p>CD4067 - 16 channel Analog Multi./Demultiplexer</text:p>
          </table:table-cell>
          <table:table-cell table:style-name="ce2" office:value-type="float" office:value="5">
            <text:p>5</text:p>
          </table:table-cell>
          <table:table-cell office:value-type="string">
            <text:p>cd4067-16-channel-analog-multi-demultiplexer</text:p>
          </table:table-cell>
          <table:table-cell office:value-type="string">
            <text:p>CD4067 - 16 channel Analog Multi./Demult...</text:p>
          </table:table-cell>
          <table:table-cell office:value-type="string">
            <text:p>CD4067 - 16 channel Analog Multi./Demultiplexer&lt;br /&gt;&lt;br /&gt;&lt;p&gt;&lt;strong&gt;TPS-00035&amp;nbsp;&amp;nbsp;&amp;nbsp;&amp;nbsp;&amp;nbsp;&amp;nbsp;&amp;nbsp; &lt;/strong&gt;&lt;strong&gt;CD4067&lt;/strong&gt;&lt;/p&gt; <text:s text:c="3"/>&lt;p&gt;16-channel Analog Multi./Demultiplexer&lt;/p&gt; <text:s text:c="3"/>&lt;p&gt;Features&lt;/p&gt; <text:s text:c="3"/>&lt;p&gt;&amp;bull; High Voltage Types (20V Rating)&lt;/p&gt; <text:s text:c="3"/>&lt;p&gt;&amp;bull; CD4067BMS Single 16 Channel Multiplexer/Demultiplexer&lt;/p&gt; <text:s text:c="3"/>&lt;p&gt;&amp;bull; Low ON Resistance: 125? (typ) Over 15Vp-p Signal Input Range for VDD - VSS = 15V&lt;/p&gt; <text:s text:c="3"/>&lt;p&gt;&amp;bull; High OFF Resistance: Channel Leakage of &amp;plusmn;10pA (typ) at VDD - VSS = 18V&lt;/p&gt; <text:s text:c="3"/>&lt;p&gt;&amp;bull; Matched Switch Characteristics: RON = 5? (typ) for VDD - VSS = 15V&lt;/p&gt; <text:s text:c="3"/>&lt;p&gt;&amp;bull; Very Low Quiescent Power Dissipation Under All Digital Control Input and Supply Conditions: 0.2&amp;micro;W (typ)&lt;/p&gt; <text:s text:c="3"/>&lt;p&gt;&amp;nbsp;&amp;nbsp; at VDD - VSS = 10V&lt;/p&gt; <text:s text:c="3"/>&lt;p&gt;&amp;bull; Binary Address Decoding on Chip&lt;/p&gt; <text:s text:c="3"/>&lt;p&gt;&amp;bull; 5V, 10V and 15V Parametric Ratings&lt;/p&gt; <text:s text:c="3"/>&lt;p&gt;&amp;bull; 100% Tested for Quiescent Current at 20V&lt;/p&gt; <text:s text:c="3"/>&lt;p&gt;&amp;bull; Maximum Input Current of 1&amp;micro;A at 18V Over Full Package Temperature Range; 100nA at 18V and +25oC&lt;/p&gt; <text:s text:c="3"/>&lt;p&gt;&amp;bull; Standardized Symmetrical Output Characteristics&lt;/p&gt; <text:s text:c="3"/>&lt;p&gt;&amp;nbsp;&lt;/p&gt; <text:s text:c="3"/>&lt;p&gt;Package Type - 24 Pin DIP&lt;/p&gt; <text:s text:c="3"/>&lt;p&gt;&amp;nbsp;&lt;/p&gt; <text:s text:c="3"/>&lt;p&gt;&amp;nbsp;&lt;/p&gt; <text:s text:c="3"/>&lt;p&gt;&lt;font size="3"&gt;&lt;em&gt;CD4067 - 16-channel Analog Multi./Demultiplexer&lt;/em&gt;&lt;/font&gt;&lt;/p&gt; <text:s text:c="3"/>&lt;p&gt;&lt;font size="3"&gt;find related circuits here&lt;/font&gt;&lt;br /&gt; <text:s/>&lt;font size="3"&gt;&lt;a class="l" href="http://electroschematics.com/257/digital-volume-control-circuit-schematic/" target="_blank"&gt;Digital Volume Control circuit&lt;/a&gt;&lt;/font&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69</text:p>
          </table:table-cell>
          <table:table-cell office:value-type="string">
            <text:p>CD4069 - Hex Buffer</text:p>
          </table:table-cell>
          <table:table-cell table:style-name="ce2" office:value-type="float" office:value="5">
            <text:p>5</text:p>
          </table:table-cell>
          <table:table-cell office:value-type="string">
            <text:p>cd4069-hex-buffer</text:p>
          </table:table-cell>
          <table:table-cell office:value-type="string">
            <text:p>CD4069 - Hex Buffer&lt;br /&gt;&lt;br /&gt;&lt;p&gt;&lt;stron...</text:p>
          </table:table-cell>
          <table:table-cell office:value-type="string">
            <text:p>CD4069 - Hex Buffer&lt;br /&gt;&lt;br /&gt;&lt;p&gt;&lt;strong&gt;TPS-00036&amp;nbsp;&amp;nbsp;&amp;nbsp;&amp;nbsp;&amp;nbsp;&amp;nbsp;&amp;nbsp; &lt;/strong&gt;&lt;strong&gt;CD4069&lt;/strong&gt;&lt;/p&gt; <text:s text:c="3"/>&lt;p&gt;Hex Inverter&lt;/p&gt; <text:s text:c="3"/>&lt;p&gt;Features&lt;/p&gt; <text:s text:c="3"/>&lt;ul&gt; <text:s/><text:tab/>&lt;li&gt;&amp;nbsp;&amp;nbsp;&amp;nbsp; Six Independent Inverter Gates&lt;/li&gt; <text:s/><text:tab/>&lt;li&gt;&amp;nbsp;&amp;nbsp;&amp;nbsp; High Noise Immunity&lt;/li&gt; <text:s/><text:tab/>&lt;li&gt;&amp;nbsp;&amp;nbsp;&amp;nbsp; Wide Operating Voltage Range&lt;/li&gt; <text:s/><text:tab/>&lt;li&gt;&amp;nbsp;&amp;nbsp;&amp;nbsp; Operating Temperature to 85C&lt;/li&gt; <text:s/><text:tab/>&lt;li&gt;&amp;nbsp;&amp;nbsp;&amp;nbsp; Low Power TTL&lt;/li&gt; <text:s/>&lt;/ul&gt; <text:s text:c="3"/>&lt;p&gt;&amp;nbsp;&lt;/p&gt; <text:s text:c="3"/>&lt;p&gt;Package Type - 14 Pin DIP&lt;/p&gt; <text:s text:c="3"/>&lt;p&gt;&amp;nbsp;&lt;/p&gt; <text:s text:c="3"/>&lt;p&gt;&lt;font face="verdana,arial,helvetica,sans-serif"&gt;CD4069 - Hex Buffer, Inverter&lt;/font&gt;find related circuits here&lt;br /&gt; <text:s/>&lt;a href="http://www.eleccircuit.com/frequency-doubler-with-4069/"&gt;&lt;font size="3"&gt;Frequency doubler&lt;/font&gt;&lt;/a&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71</text:p>
          </table:table-cell>
          <table:table-cell office:value-type="string">
            <text:p>CD4071 - Quad 2-input OR gate</text:p>
          </table:table-cell>
          <table:table-cell table:style-name="ce2" office:value-type="float" office:value="5">
            <text:p>5</text:p>
          </table:table-cell>
          <table:table-cell office:value-type="string">
            <text:p>cd4071-quad-2-input-or-gate</text:p>
          </table:table-cell>
          <table:table-cell office:value-type="string">
            <text:p>CD4071 - Quad 2-input OR gate&lt;br /&gt;&lt;br /...</text:p>
          </table:table-cell>
          <table:table-cell office:value-type="string">
            <text:p>CD4071 - Quad 2-input OR gate&lt;br /&gt;&lt;br /&gt;&lt;p&gt;&lt;strong&gt;TPS-00653&amp;nbsp;&amp;nbsp;&amp;nbsp;&amp;nbsp;&amp;nbsp;&amp;nbsp;&amp;nbsp; &lt;/strong&gt;&lt;strong&gt;CD4071&lt;/strong&gt;&lt;/p&gt; <text:s text:c="3"/>&lt;p&gt;Quad 2-input OR Gate&lt;/p&gt; <text:s text:c="3"/>&lt;p&gt;Features&lt;/p&gt; <text:s text:c="3"/>&lt;ul&gt; <text:s/><text:tab/>&lt;li&gt;&amp;nbsp;&amp;nbsp;&amp;nbsp; Four Independent 2-input OR Gates&lt;/li&gt; <text:s/><text:tab/>&lt;li&gt;&amp;nbsp;&amp;nbsp;&amp;nbsp; Buffered Output&lt;/li&gt; <text:s/><text:tab/>&lt;li&gt;&amp;nbsp;&amp;nbsp;&amp;nbsp; Wide Operating Voltage Range&lt;/li&gt; <text:s/><text:tab/>&lt;li&gt;&amp;nbsp;&amp;nbsp;&amp;nbsp; Operating Temperature to 85C&lt;/li&gt; <text:s/><text:tab/>&lt;li&gt;&amp;nbsp;&amp;nbsp;&amp;nbsp; Low Power TTL&lt;/li&gt; <text:s/>&lt;/ul&gt; <text:s text:c="3"/>&lt;p&gt;&amp;nbsp;&lt;/p&gt; <text:s text:c="3"/>&lt;p&gt;Package Type - 14 Pin DI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72</text:p>
          </table:table-cell>
          <table:table-cell office:value-type="string">
            <text:p>CD4072 - Dual 4 Input OR Gate</text:p>
          </table:table-cell>
          <table:table-cell table:style-name="ce2" office:value-type="float" office:value="5">
            <text:p>5</text:p>
          </table:table-cell>
          <table:table-cell office:value-type="string">
            <text:p>cd4072-dual-4-input-or-gate</text:p>
          </table:table-cell>
          <table:table-cell office:value-type="string">
            <text:p>CD4072 - Dual 4 Input OR Gate&lt;br /&gt;&lt;br /...</text:p>
          </table:table-cell>
          <table:table-cell office:value-type="string">
            <text:p>CD4072 - Dual 4 Input OR Gate&lt;br /&gt;&lt;br /&gt;&lt;p&gt;&lt;strong&gt;TPS-00037&amp;nbsp;&amp;nbsp;&amp;nbsp;&amp;nbsp;&amp;nbsp;&amp;nbsp;&amp;nbsp; &lt;/strong&gt;&lt;strong&gt;CD4072&lt;/strong&gt;&lt;/p&gt; <text:s text:c="3"/>&lt;p&gt;Dual 4-input OR Gate&lt;/p&gt; <text:s text:c="3"/>&lt;p&gt;Features&lt;/p&gt; <text:s text:c="3"/>&lt;ul&gt; <text:s/><text:tab/>&lt;li&gt;&amp;nbsp;&amp;nbsp;&amp;nbsp; Dual Independent 4-Input OR Gates&lt;/li&gt; <text:s/><text:tab/>&lt;li&gt;&amp;nbsp;&amp;nbsp;&amp;nbsp; Medium Speed Operation&lt;/li&gt; <text:s/><text:tab/>&lt;li&gt;&amp;nbsp;&amp;nbsp;&amp;nbsp; Wide Operating Voltage Range&lt;/li&gt; <text:s/><text:tab/>&lt;li&gt;&amp;nbsp;&amp;nbsp;&amp;nbsp; 5V, 10V and 15V Parametric Ratings&lt;/li&gt; <text:s/><text:tab/>&lt;li&gt;&amp;nbsp;&amp;nbsp;&amp;nbsp; High Noise Immunity&lt;/li&gt; <text:s/>&lt;/ul&gt; <text:s text:c="3"/>&lt;p&gt;&amp;nbsp;&lt;/p&gt; <text:s text:c="3"/>&lt;p&gt;Package Type - 14 Pin DI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73</text:p>
          </table:table-cell>
          <table:table-cell office:value-type="string">
            <text:p>CD4073 - Triple 3 Input AND Gate</text:p>
          </table:table-cell>
          <table:table-cell table:style-name="ce2" office:value-type="float" office:value="5">
            <text:p>5</text:p>
          </table:table-cell>
          <table:table-cell office:value-type="string">
            <text:p>cd4073-triple-3-input-and-gate</text:p>
          </table:table-cell>
          <table:table-cell office:value-type="string">
            <text:p>CD4073 - Triple 3 Input AND Gate&lt;br /&gt;&lt;b...</text:p>
          </table:table-cell>
          <table:table-cell office:value-type="string">
            <text:p>CD4073 - Triple 3 Input AND Gate&lt;br /&gt;&lt;br /&gt;&lt;p&gt;&lt;strong&gt;TPS-00038&amp;nbsp;&amp;nbsp;&amp;nbsp;&amp;nbsp;&amp;nbsp;&amp;nbsp;&amp;nbsp; &lt;/strong&gt;&lt;strong&gt;CD4073&lt;/strong&gt;&lt;/p&gt; <text:s text:c="3"/>&lt;p&gt;Triple 3-input AND Gate&lt;/p&gt; <text:s text:c="3"/>&lt;p&gt;Features&lt;/p&gt; <text:s text:c="3"/>&lt;ul&gt; <text:s/><text:tab/>&lt;li&gt;&amp;nbsp;&amp;nbsp;&amp;nbsp; Three Independent 3-input AND Gates&lt;/li&gt; <text:s/><text:tab/>&lt;li&gt;&amp;nbsp;&amp;nbsp; &amp;nbsp;Medium Speed Operation&lt;/li&gt; <text:s/><text:tab/>&lt;li&gt;&amp;nbsp;&amp;nbsp;&amp;nbsp; Wide Operating Voltage Range&lt;/li&gt; <text:s/><text:tab/>&lt;li&gt;&amp;nbsp;&amp;nbsp;&amp;nbsp; Operating Temperature to 85oC&lt;/li&gt; <text:s/><text:tab/>&lt;li&gt;&amp;nbsp;&amp;nbsp;&amp;nbsp; Low Power TTL&lt;/li&gt; <text:s/>&lt;/ul&gt; <text:s text:c="3"/>&lt;p&gt;&amp;nbsp;&lt;/p&gt; <text:s text:c="3"/>&lt;p&gt;Package Type - 14 Pin DIP&lt;/p&gt; <text:s text:c="3"/>&lt;p&gt;&amp;nbsp;&lt;/p&gt; <text:s text:c="3"/>&lt;p&gt;&lt;font face="verdana,arial,helvetica,sans-serif"&gt;CD4073 - Triple 3-In AND Gate&lt;/font&gt;&lt;/p&gt; <text:s text:c="3"/>&lt;p&gt;&lt;font size="3"&gt;find related circuits here&lt;/font&gt;&lt;br /&gt; <text:s/>&lt;a href="http://www.qsl.net/ve3rgw/dtmfsql.html"&gt;DTMF Squelch and remote control decoder&lt;/a&gt;&lt;br /&gt; <text:s/>&amp;nbsp;&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78</text:p>
          </table:table-cell>
          <table:table-cell office:value-type="string">
            <text:p>CD4078 - 8 Input NOR Gate</text:p>
          </table:table-cell>
          <table:table-cell table:style-name="ce2" office:value-type="float" office:value="5">
            <text:p>5</text:p>
          </table:table-cell>
          <table:table-cell office:value-type="string">
            <text:p>cd4078-8-input-nor-gate</text:p>
          </table:table-cell>
          <table:table-cell office:value-type="string">
            <text:p>CD4078 - 8 Input NOR Gate&lt;br /&gt;&lt;br /&gt;&lt;p&gt;...</text:p>
          </table:table-cell>
          <table:table-cell office:value-type="string">
            <text:p>CD4078 - 8 Input NOR Gate&lt;br /&gt;&lt;br /&gt;&lt;p&gt;&lt;strong&gt;TPS-00039&amp;nbsp;&amp;nbsp;&amp;nbsp;&amp;nbsp;&amp;nbsp;&amp;nbsp;&amp;nbsp; &lt;/strong&gt;&lt;strong&gt;CD4078&lt;/strong&gt;&lt;/p&gt; <text:s text:c="3"/>&lt;p&gt;8-input NOR Gate&lt;/p&gt; <text:s text:c="3"/>&lt;p&gt;Features&lt;/p&gt; <text:s text:c="3"/>&lt;ul&gt; <text:s/><text:tab/>&lt;li&gt;&amp;nbsp;&amp;nbsp;&amp;nbsp; Single 8-input NOR Gate&lt;/li&gt; <text:s/><text:tab/>&lt;li&gt;&amp;nbsp;&amp;nbsp;&amp;nbsp; Buffered Input and Output&lt;/li&gt; <text:s/><text:tab/>&lt;li&gt;&amp;nbsp;&amp;nbsp;&amp;nbsp; Wide Operating Voltage Range&lt;/li&gt; <text:s/><text:tab/>&lt;li&gt;&amp;nbsp;&amp;nbsp;&amp;nbsp; Operating Temperature to 85oC&lt;/li&gt; <text:s/><text:tab/>&lt;li&gt;&amp;nbsp;&amp;nbsp;&amp;nbsp; Low Power TTL&lt;/li&gt; <text:s/>&lt;/ul&gt; <text:s text:c="3"/>&lt;p&gt;&amp;nbsp;&lt;/p&gt; <text:s text:c="3"/>&lt;p&gt;Package Type - 14 Pin DI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81</text:p>
          </table:table-cell>
          <table:table-cell office:value-type="string">
            <text:p>CD4081 - Quad 2 Input AND Gate</text:p>
          </table:table-cell>
          <table:table-cell table:style-name="ce2" office:value-type="float" office:value="5">
            <text:p>5</text:p>
          </table:table-cell>
          <table:table-cell office:value-type="string">
            <text:p>cd4081-quad-2-input-and-gate</text:p>
          </table:table-cell>
          <table:table-cell office:value-type="string">
            <text:p>CD4081 - Quad 2 Input AND Gate&lt;br /&gt;&lt;br ...</text:p>
          </table:table-cell>
          <table:table-cell office:value-type="string">
            <text:p>CD4081 - Quad 2 Input AND Gate&lt;br /&gt;&lt;br /&gt;&lt;p&gt;&lt;strong&gt;TPS-00040&amp;nbsp;&amp;nbsp;&amp;nbsp;&amp;nbsp;&amp;nbsp;&amp;nbsp;&amp;nbsp; &lt;/strong&gt;&lt;strong&gt;CD4081&lt;/strong&gt;&lt;/p&gt; <text:s text:c="3"/>&lt;p&gt;Quad 2-input AND Gate&lt;/p&gt; <text:s text:c="3"/>&lt;p&gt;Features&lt;/p&gt; <text:s text:c="3"/>&lt;ul&gt; <text:s/><text:tab/>&lt;li&gt;&amp;nbsp;&amp;nbsp;&amp;nbsp; Four Independent 2-input AND Gate&lt;/li&gt; <text:s/><text:tab/>&lt;li&gt;&amp;nbsp;&amp;nbsp;&amp;nbsp; Buffered Output&lt;/li&gt; <text:s/><text:tab/>&lt;li&gt;&amp;nbsp;&amp;nbsp;&amp;nbsp; Wide Operating Voltage Range&lt;/li&gt; <text:s/><text:tab/>&lt;li&gt;&amp;nbsp;&amp;nbsp;&amp;nbsp; Operating Temperature to 85oC&lt;/li&gt; <text:s/><text:tab/>&lt;li&gt;&amp;nbsp;&amp;nbsp;&amp;nbsp; Low Power TTL&lt;/li&gt; <text:s/><text:tab/>&lt;li&gt;&amp;nbsp;&lt;/li&gt; <text:s/>&lt;/ul&gt; <text:s text:c="3"/>&lt;p&gt;Package Type - 14 Pin DIP&lt;/p&gt; <text:s text:c="3"/>&lt;p&gt;&amp;nbsp;&lt;/p&gt; <text:s text:c="3"/>&lt;p&gt;&lt;font face="verdana,arial,helvetica,sans-serif"&gt;CD4081 - Quad 2-In AND Gate&lt;/font&gt;&lt;font size="3"&gt; &lt;/font&gt;&lt;/p&gt; <text:s text:c="3"/>&lt;p&gt;&lt;font size="3"&gt;find related circuits here&lt;/font&gt;&lt;br /&gt; <text:s/>&lt;a href="http://www.eleccircuit.com/enhanced-4-digit-alarm-keypad-by-4081/"&gt;&lt;font size="3"&gt;Enhanced 4 Digit Alarm Keypad &lt;/font&gt;&lt;/a&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82</text:p>
          </table:table-cell>
          <table:table-cell office:value-type="string">
            <text:p>CD4082 - Dual 4 Input AND Gate</text:p>
          </table:table-cell>
          <table:table-cell table:style-name="ce2" office:value-type="float" office:value="5">
            <text:p>5</text:p>
          </table:table-cell>
          <table:table-cell office:value-type="string">
            <text:p>cd4082-dual-4-input-and-gate</text:p>
          </table:table-cell>
          <table:table-cell office:value-type="string">
            <text:p>CD4082 - Dual 4 Input AND Gate&lt;br /&gt;&lt;br ...</text:p>
          </table:table-cell>
          <table:table-cell office:value-type="string">
            <text:p>CD4082 - Dual 4 Input AND Gate&lt;br /&gt;&lt;br /&gt;&lt;p&gt;&lt;strong&gt;TPS-00041&amp;nbsp;&amp;nbsp;&amp;nbsp;&amp;nbsp;&amp;nbsp;&amp;nbsp;&amp;nbsp; &lt;/strong&gt;&lt;strong&gt;CD4082&lt;/strong&gt;&lt;/p&gt; <text:s text:c="3"/>&lt;p&gt;Dual 4-input AND Gate&lt;/p&gt; <text:s text:c="3"/>&lt;p&gt;Features&lt;/p&gt; <text:s text:c="3"/>&lt;ul&gt; <text:s/><text:tab/>&lt;li&gt;&amp;nbsp;&amp;nbsp;&amp;nbsp; Two Independent 4-input AND Gates&lt;/li&gt; <text:s/><text:tab/>&lt;li&gt;&amp;nbsp;&amp;nbsp;&amp;nbsp; Buffered Output&lt;/li&gt; <text:s/><text:tab/>&lt;li&gt;&amp;nbsp;&amp;nbsp;&amp;nbsp; Wide Operating Voltage Range&lt;/li&gt; <text:s/><text:tab/>&lt;li&gt;&amp;nbsp;&amp;nbsp;&amp;nbsp; Operating Temperature to 85oC&lt;/li&gt; <text:s/><text:tab/>&lt;li&gt;&amp;nbsp;&amp;nbsp;&amp;nbsp; Low Power TTL&lt;/li&gt; <text:s/><text:tab/>&lt;li&gt;&amp;nbsp;&lt;/li&gt; <text:s/>&lt;/ul&gt; <text:s text:c="3"/>&lt;p&gt;Package Type - 14 Pin DIP&lt;/p&gt; <text:s text:c="3"/>&lt;p&gt;&amp;nbsp;&lt;/p&gt; <text:s text:c="3"/>&lt;p&gt;&lt;font face="verdana,arial,helvetica,sans-serif" size="2"&gt;CD4082 - Dual 4-In AND Gate &lt;/font&gt;&lt;/p&gt; <text:s text:c="3"/>&lt;p&gt;&lt;font size="2"&gt;find related circuits here&lt;br /&gt; <text:s/>&lt;a href="http://www.wiparat.com/5-zone-alarm-system-with-ic-4082/" rel="bookmark" target="_blank" title="Permanent Link: 5 Zone Alarm System with IC 4082"&gt;&lt;span style="font-weight: bold;"&gt;&amp;nbsp;&lt;/span&gt;5 Zone Alarm System with IC 4082&lt;/a&gt;&lt;/font&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93</text:p>
          </table:table-cell>
          <table:table-cell office:value-type="string">
            <text:p>CD4093 - Quad 2 Input NAND Schmitt Trigger</text:p>
          </table:table-cell>
          <table:table-cell table:style-name="ce2" office:value-type="float" office:value="5">
            <text:p>5</text:p>
          </table:table-cell>
          <table:table-cell office:value-type="string">
            <text:p>cd4093-quad-2-input-nand-schmitt-trigger</text:p>
          </table:table-cell>
          <table:table-cell office:value-type="string">
            <text:p>CD4093 - Quad 2 Input NAND Schmitt Trigg...</text:p>
          </table:table-cell>
          <table:table-cell office:value-type="string">
            <text:p>CD4093 - Quad 2 Input NAND Schmitt Trigger&lt;br /&gt;&lt;br /&gt;&lt;p&gt;&lt;strong&gt;TPS-00042&amp;nbsp;&amp;nbsp;&amp;nbsp;&amp;nbsp;&amp;nbsp;&amp;nbsp;&amp;nbsp; &lt;/strong&gt;&lt;strong&gt;CD4093&lt;/strong&gt;&lt;/p&gt; <text:s text:c="3"/>&lt;p&gt;&amp;nbsp;&lt;/p&gt; <text:s text:c="3"/>&lt;p&gt;Quad 2-input NAND Schmitt Trigger&lt;/p&gt; <text:s text:c="3"/>&lt;p&gt;&amp;nbsp;&lt;/p&gt; <text:s text:c="3"/>&lt;p&gt;Features&lt;/p&gt; <text:s text:c="3"/>&lt;p&gt;&amp;nbsp;&lt;/p&gt; <text:s text:c="3"/>&lt;ul&gt; <text:s/><text:tab/>&lt;li&gt;&amp;nbsp;&amp;nbsp;&amp;nbsp; Four Independent 2-input NAND Gates with Schmitt Trigger&lt;/li&gt; <text:s/><text:tab/>&lt;li&gt;&amp;nbsp;&amp;nbsp;&amp;nbsp; High Noise Immunity&lt;/li&gt; <text:s/><text:tab/>&lt;li&gt;&amp;nbsp;&amp;nbsp;&amp;nbsp; Wide Operating Voltage Range&lt;/li&gt; <text:s/><text:tab/>&lt;li&gt;&amp;nbsp;&amp;nbsp;&amp;nbsp; Operating Temperature to 85oC&lt;/li&gt; <text:s/><text:tab/>&lt;li&gt;&amp;nbsp;&amp;nbsp;&amp;nbsp; Low Power TTL&lt;/li&gt; <text:s/>&lt;/ul&gt; <text:s text:c="3"/>&lt;p&gt;&amp;nbsp;&lt;/p&gt; <text:s text:c="3"/>&lt;p&gt;Package Type - 14 Pin DIP&lt;/p&gt; <text:s text:c="3"/>&lt;p&gt;&amp;nbsp;&lt;/p&gt; <text:s text:c="3"/>&lt;p&gt;&lt;font face="verdana,arial,helvetica,sans-serif" size="3"&gt;Quad 2-In NAND Schmitt Trigger&lt;/font&gt;&lt;/p&gt; <text:s text:c="3"/>&lt;p&gt;&lt;font size="3"&gt;find related circuits here&lt;/font&gt;&lt;br /&gt; <text:s/>&lt;font face="verdana,arial,helvetica,sans-serif" size="3"&gt;&lt;a href="http://electroschematics.com/tag/4093-circuits/" style="color: rgb(51, 51, 204);"&gt;4093-circuits&lt;/a&gt;&lt;/font&gt;&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099</text:p>
          </table:table-cell>
          <table:table-cell office:value-type="string">
            <text:p>CD4099 - 8 bit Addressable Latch</text:p>
          </table:table-cell>
          <table:table-cell table:style-name="ce2" office:value-type="float" office:value="5">
            <text:p>5</text:p>
          </table:table-cell>
          <table:table-cell office:value-type="string">
            <text:p>cd4099-8-bit-addressable-latch</text:p>
          </table:table-cell>
          <table:table-cell office:value-type="string">
            <text:p>CD4099 - 8 bit Addressable Latch&lt;br /&gt;&lt;b...</text:p>
          </table:table-cell>
          <table:table-cell office:value-type="string">
            <text:p>CD4099 - 8 bit Addressable Latch&lt;br /&gt;&lt;br /&gt;&lt;p&gt;&lt;strong&gt;TPS-00043&amp;nbsp;&amp;nbsp;&amp;nbsp;&amp;nbsp;&amp;nbsp;&amp;nbsp;&amp;nbsp; &lt;/strong&gt;&lt;strong&gt;CD4099&lt;/strong&gt;&lt;/p&gt; <text:s text:c="3"/>&lt;p&gt;&amp;nbsp;&lt;/p&gt; <text:s text:c="3"/>&lt;p&gt;8-bit Addressable Latch&lt;/p&gt; <text:s text:c="3"/>&lt;p&gt;&amp;nbsp;&lt;/p&gt; <text:s text:c="3"/>&lt;p&gt;Features&lt;/p&gt; <text:s text:c="3"/>&lt;p&gt;&amp;nbsp;&lt;/p&gt; <text:s text:c="3"/>&lt;ul&gt; <text:s/><text:tab/>&lt;li&gt;&amp;nbsp;&amp;nbsp;&amp;nbsp; 8-bit Addressable Latch with Three Address Inputs, Data Input and Eight Outputs&lt;/li&gt; <text:s/><text:tab/>&lt;li&gt;&amp;nbsp;&amp;nbsp;&amp;nbsp; Serial to Parallel Capability&lt;/li&gt; <text:s/><text:tab/>&lt;li&gt;&amp;nbsp;&amp;nbsp;&amp;nbsp; Wide Operating Voltage Range&lt;/li&gt; <text:s/><text:tab/>&lt;li&gt;&amp;nbsp;&amp;nbsp;&amp;nbsp; Operating Temperature to 85oC&lt;/li&gt; <text:s/><text:tab/>&lt;li&gt;&amp;nbsp;&amp;nbsp;&amp;nbsp; Low Power TTL&lt;/li&gt; <text:s/><text:tab/>&lt;li&gt;&amp;nbsp;&lt;/li&gt; <text:s/>&lt;/ul&gt; <text:s text:c="3"/>&lt;p&gt;Package Type - 16 Pin DI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04</text:p>
          </table:table-cell>
          <table:table-cell office:value-type="string">
            <text:p>CD4504 - Hex Voltage Level Shifter</text:p>
          </table:table-cell>
          <table:table-cell table:style-name="ce2" office:value-type="float" office:value="5">
            <text:p>5</text:p>
          </table:table-cell>
          <table:table-cell office:value-type="string">
            <text:p>cd4504-hex-voltage-level-shifter</text:p>
          </table:table-cell>
          <table:table-cell office:value-type="string">
            <text:p>CD4504 - Hex Voltage Level Shifter&lt;br /&gt;...</text:p>
          </table:table-cell>
          <table:table-cell office:value-type="string">
            <text:p>CD4504 - Hex Voltage Level Shifter&lt;br /&gt;&lt;br /&gt;&lt;p&gt;&lt;strong&gt;TPS-00044&amp;nbsp;&amp;nbsp;&amp;nbsp;&amp;nbsp;&amp;nbsp;&amp;nbsp;&amp;nbsp; &lt;/strong&gt;&lt;strong&gt;CD4504&lt;/strong&gt;&lt;/p&gt; <text:s text:c="3"/>&lt;p&gt;&amp;nbsp;&lt;/p&gt; <text:s text:c="3"/>&lt;p&gt;Hex Voltage Level Shifter&lt;/p&gt; <text:s text:c="3"/>&lt;p&gt;&amp;nbsp;&lt;/p&gt; <text:s text:c="3"/>&lt;p&gt;Features&lt;/p&gt; <text:s text:c="3"/>&lt;p&gt;&amp;nbsp;&lt;/p&gt; <text:s text:c="3"/>&lt;ul&gt; <text:s/><text:tab/>&lt;li&gt;&amp;nbsp;&amp;nbsp;&amp;nbsp; TTL to CMOS Level Shifter&lt;/li&gt; <text:s/><text:tab/>&lt;li&gt;&amp;nbsp;&amp;nbsp;&amp;nbsp; Up and Down Level Shifting Capability&lt;/li&gt; <text:s/><text:tab/>&lt;li&gt;&amp;nbsp;&amp;nbsp;&amp;nbsp; Shiftable Input Threshold CMOS or TTL&lt;/li&gt; <text:s/><text:tab/>&lt;li&gt;&amp;nbsp;&amp;nbsp;&amp;nbsp; 5V, 10V and 15V Parametric Ratings&lt;/li&gt; <text:s/><text:tab/>&lt;li&gt;&amp;nbsp;&amp;nbsp;&amp;nbsp; Standardized Symmetrical Output Characteristics&lt;/li&gt; <text:s/>&lt;/ul&gt; <text:s text:c="3"/>&lt;p&gt;&amp;nbsp;&lt;/p&gt; <text:s text:c="3"/>&lt;p&gt;Package Type - 16 Pin DI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11</text:p>
          </table:table-cell>
          <table:table-cell office:value-type="string">
            <text:p>CD4511 - BCD To 7 Segment Latch Decoder Driver</text:p>
          </table:table-cell>
          <table:table-cell table:style-name="ce2" office:value-type="float" office:value="5">
            <text:p>5</text:p>
          </table:table-cell>
          <table:table-cell office:value-type="string">
            <text:p>cd4511-bcd-to-7-segment-latch-decoder-driver</text:p>
          </table:table-cell>
          <table:table-cell office:value-type="string">
            <text:p>CD4511 - BCD To 7 Segment Latch Decoder ...</text:p>
          </table:table-cell>
          <table:table-cell office:value-type="string">
            <text:p>CD4511 - BCD To 7 Segment Latch Decoder Driver&lt;br /&gt;&lt;br /&gt;&lt;p&gt;&lt;strong&gt;TPS-00045&amp;nbsp;&amp;nbsp;&amp;nbsp;&amp;nbsp;&amp;nbsp;&amp;nbsp;&amp;nbsp; &lt;/strong&gt;&lt;strong&gt;CD4511&lt;/strong&gt;&lt;/p&gt; <text:s text:c="3"/>&lt;p&gt;&amp;nbsp;&lt;/p&gt; <text:s text:c="3"/>&lt;p&gt;BCD to 7-segment Latch/Decoder/Driver&lt;/p&gt; <text:s text:c="3"/>&lt;p&gt;&amp;nbsp;&lt;/p&gt; <text:s text:c="3"/>&lt;p&gt;Features&lt;/p&gt; <text:s text:c="3"/>&lt;p&gt;&amp;nbsp;&lt;/p&gt; <text:s text:c="3"/>&lt;ul&gt; <text:s/><text:tab/>&lt;li&gt;&amp;nbsp;&amp;nbsp;&amp;nbsp; Contains a 4-bit Storage Latch, BCD-to-Seven Segment Decoder and Output Drive&lt;/li&gt; <text:s/><text:tab/>&lt;li&gt;&amp;nbsp;&amp;nbsp;&amp;nbsp; Suitable for LED, Incandescent, Fluorescent or LCD Readouts&lt;/li&gt; <text:s/><text:tab/>&lt;li&gt;&amp;nbsp;&amp;nbsp;&amp;nbsp; Blanking Input&lt;/li&gt; <text:s/><text:tab/>&lt;li&gt;&amp;nbsp;&amp;nbsp;&amp;nbsp; Lamp Test Provision&lt;/li&gt; <text:s/><text:tab/>&lt;li&gt;&amp;nbsp;&amp;nbsp;&amp;nbsp; Low Power TTL&lt;/li&gt; <text:s/>&lt;/ul&gt; <text:s text:c="3"/>&lt;p&gt;&amp;nbsp;&lt;/p&gt; <text:s text:c="3"/>&lt;p&gt;Package Type - 16 Pin DIP&lt;/p&gt; <text:s text:c="3"/>&lt;p&gt;&lt;br /&gt; <text:s/>&lt;font size="3"&gt;find related circuits here&lt;br /&gt; <text:s/>&lt;a href="http://www.allaboutcircuits.com/vol_6/chpt_7/9.html"&gt;&lt;span style="font-weight: normal;"&gt;7-segment display circuit&lt;/span&gt;&lt;/a&gt;&lt;/font&gt;&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14</text:p>
          </table:table-cell>
          <table:table-cell office:value-type="string">
            <text:p>CD4514 - 4 Bit Latch/4-16 Line Decoder</text:p>
          </table:table-cell>
          <table:table-cell table:style-name="ce2" office:value-type="float" office:value="5">
            <text:p>5</text:p>
          </table:table-cell>
          <table:table-cell office:value-type="string">
            <text:p>cd4514-4-bit-latch-4-16-line-decoder</text:p>
          </table:table-cell>
          <table:table-cell office:value-type="string">
            <text:p>CD4514 - 4 Bit Latch/4-16 Line Decoder&lt;b...</text:p>
          </table:table-cell>
          <table:table-cell office:value-type="string">
            <text:p>CD4514 - 4 Bit Latch/4-16 Line Decoder&lt;br /&gt;&lt;br /&gt;&lt;p&gt;&lt;strong&gt;TPS-00046&amp;nbsp;&amp;nbsp;&amp;nbsp;&amp;nbsp;&amp;nbsp;&amp;nbsp;&amp;nbsp; &lt;/strong&gt;&lt;strong&gt;CD4514&lt;/strong&gt;&lt;/p&gt; <text:s text:c="3"/>&lt;p&gt;&amp;nbsp;&lt;/p&gt; <text:s text:c="3"/>&lt;p&gt;The CD4514 is 4-to-16 line decoders with&lt;/p&gt; <text:s text:c="3"/>&lt;p&gt;latched inputs implemented with complementary MOS&lt;/p&gt; <text:s text:c="3"/>&lt;p&gt;(CMOS) circuits constructed with N- and P-channel en-&lt;/p&gt; <text:s text:c="3"/>&lt;p&gt;hancement mode transistorss These circuits are primarily&lt;/p&gt; <text:s text:c="3"/>&lt;p&gt;used in decoding applications where low power dissipation&lt;/p&gt; <text:s text:c="3"/>&lt;p&gt;and/or high noise immunity is requiredd&lt;/p&gt; <text:s text:c="3"/>&lt;p&gt;&amp;nbsp;&lt;/p&gt; <text:s text:c="3"/>&lt;p&gt;Features&lt;/p&gt; <text:s text:c="3"/>&lt;p&gt;&amp;nbsp;&lt;/p&gt; <text:s text:c="3"/>&lt;ul&gt; <text:s/><text:tab/>&lt;li&gt;Wide supply voltage range 3V to 15V&lt;/li&gt; <text:s/><text:tab/>&lt;li&gt;High noise immunity&lt;/li&gt; <text:s/><text:tab/>&lt;li&gt;Low power compatibility&lt;/li&gt; <text:s/>&lt;/ul&gt; <text:s text:c="3"/>&lt;p&gt;&amp;nbsp;&lt;/p&gt; <text:s text:c="3"/>&lt;p&gt;Package Type - 24 Pin DI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18</text:p>
          </table:table-cell>
          <table:table-cell office:value-type="string">
            <text:p>CD4518 - Dual BCD Up Counter</text:p>
          </table:table-cell>
          <table:table-cell table:style-name="ce2" office:value-type="float" office:value="5">
            <text:p>5</text:p>
          </table:table-cell>
          <table:table-cell office:value-type="string">
            <text:p>cd4518-dual-bcd-up-counter</text:p>
          </table:table-cell>
          <table:table-cell office:value-type="string">
            <text:p>CD4518 - Dual BCD Up Counter&lt;br /&gt;&lt;br /&gt;...</text:p>
          </table:table-cell>
          <table:table-cell office:value-type="string">
            <text:p>CD4518 - Dual BCD Up Counter&lt;br /&gt;&lt;br /&gt;&lt;p&gt;TPS-00660&amp;nbsp;&amp;nbsp;&amp;nbsp;&amp;nbsp;&amp;nbsp;&amp;nbsp;&amp;nbsp; CD4518&lt;/p&gt; <text:s text:c="3"/>&lt;p&gt;Dual BCD Up Counter&lt;/p&gt; <text:s text:c="3"/>&lt;p&gt;Features&lt;/p&gt; <text:s text:c="3"/>&lt;ul&gt; <text:s/><text:tab/>&lt;li&gt;&amp;nbsp;&amp;nbsp;&amp;nbsp; Dual BCD Up Counter with Two Synchronous 4-Stage Counters&lt;/li&gt; <text:s/><text:tab/>&lt;li&gt;&amp;nbsp;&amp;nbsp;&amp;nbsp; Synchronous Internal Carry Propagation&lt;/li&gt; <text:s/><text:tab/>&lt;li&gt;&amp;nbsp;&amp;nbsp;&amp;nbsp; Medium Speed up to 6MHz&lt;/li&gt; <text:s/><text:tab/>&lt;li&gt;&amp;nbsp;&amp;nbsp;&amp;nbsp; Wide Operating Voltage Range&lt;/li&gt; <text:s/><text:tab/>&lt;li&gt;&amp;nbsp;&amp;nbsp;&amp;nbsp; Low Power TTL&lt;/li&gt; <text:s/>&lt;/ul&gt; <text:s text:c="3"/>&lt;p&gt;Package Type - 16 Pin DI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19</text:p>
          </table:table-cell>
          <table:table-cell office:value-type="string">
            <text:p>CD4519 - Quad AND/OR Select Gate</text:p>
          </table:table-cell>
          <table:table-cell table:style-name="ce2" office:value-type="float" office:value="5">
            <text:p>5</text:p>
          </table:table-cell>
          <table:table-cell office:value-type="string">
            <text:p>cd4519-quad-and-or-select-gate</text:p>
          </table:table-cell>
          <table:table-cell office:value-type="string">
            <text:p>CD4519 - Quad AND/OR Select Gate&lt;br /&gt;&lt;b...</text:p>
          </table:table-cell>
          <table:table-cell office:value-type="string">
            <text:p>CD4519 - Quad AND/OR Select Gate&lt;br /&gt;&lt;br /&gt;&lt;p&gt;TPS-00047&amp;nbsp;&amp;nbsp;&amp;nbsp;&amp;nbsp;&amp;nbsp;&amp;nbsp;&amp;nbsp; CD4519&lt;/p&gt; <text:s text:c="3"/>&lt;p&gt;4 - BIT AND/OR SELECTOR&lt;/p&gt; <text:s text:c="3"/>&lt;p&gt;Features&lt;/p&gt; <text:s text:c="3"/>&lt;ul&gt; <text:s/><text:tab/>&lt;li&gt;VERY LOW QUIESCENT CURRENT&lt;/li&gt; <text:s/><text:tab/>&lt;li&gt;HIGH NOISE IMMUNITY&lt;/li&gt; <text:s/><text:tab/>&lt;li&gt;SUPPLY VOLTAGE RANGE 3V TO 18V&lt;/li&gt; <text:s/><text:tab/>&lt;li&gt;SINGLE SUPPLY VOLTAGE - POSITIVE OR NEGATIVE&lt;/li&gt; <text:s/><text:tab/>&lt;li&gt;LOGICS WINGINS DEPENDENT OF FANOUT&lt;/li&gt; <text:s/>&lt;/ul&gt; <text:s text:c="3"/>&lt;p&gt;Package Type - 16 Pin DI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32</text:p>
          </table:table-cell>
          <table:table-cell office:value-type="string">
            <text:p>CD4532 - 8-Bit Priority Encoder</text:p>
          </table:table-cell>
          <table:table-cell table:style-name="ce2" office:value-type="float" office:value="5">
            <text:p>5</text:p>
          </table:table-cell>
          <table:table-cell office:value-type="string">
            <text:p>cd4532-8-bit-priority-encoder</text:p>
          </table:table-cell>
          <table:table-cell office:value-type="string">
            <text:p>CD4532 - 8-Bit Priority Encoder&lt;br /&gt;&lt;br...</text:p>
          </table:table-cell>
          <table:table-cell office:value-type="string">
            <text:p>CD4532 - 8-Bit Priority Encoder&lt;br /&gt;&lt;br /&gt;&lt;p&gt;TPS-00651&amp;nbsp;&amp;nbsp;&amp;nbsp;&amp;nbsp;&amp;nbsp;&amp;nbsp;&amp;nbsp; CD4532&lt;/p&gt; <text:s text:c="3"/>&lt;p&gt;8-Bit Priority Encoder&lt;/p&gt; <text:s text:c="3"/>&lt;p&gt;Features&lt;/p&gt; <text:s text:c="3"/>&lt;ul&gt; <text:s/><text:tab/>&lt;li&gt;&amp;nbsp;&amp;nbsp;&amp;nbsp; Encodes the Highest Priority Input to a 3-bit Binary Code&lt;/li&gt; <text:s/><text:tab/>&lt;li&gt;&amp;nbsp;&amp;nbsp;&amp;nbsp; Cascading to Handle any Number of Inputs&lt;/li&gt; <text:s/><text:tab/>&lt;li&gt;&amp;nbsp;&amp;nbsp;&amp;nbsp; Group Select Indicates One or More Priority Inputs&lt;/li&gt; <text:s/><text:tab/>&lt;li&gt;&amp;nbsp;&amp;nbsp;&amp;nbsp; Wide Operating Voltage Range&lt;/li&gt; <text:s/><text:tab/>&lt;li&gt;&amp;nbsp;&amp;nbsp;&amp;nbsp; Low Power TTL&lt;/li&gt; <text:s/>&lt;/ul&gt; <text:s text:c="3"/>&lt;p&gt;Package Type - 16 Pin DIP&lt;/p&gt; <text:s text:c="3"/>&lt;p&gt;&amp;nbsp;&lt;/p&gt; <text:s text:c="3"/>&lt;h3 class="r"&gt;&lt;a class="l" href="http://www.google.co.in/url?sa=t&amp;amp;source=web&amp;amp;cd=5&amp;amp;ved=0CD8QFjAE&amp;amp;url=http%3A%2F%2Fwww.circuitspecialists.com%2Fcd4532.html&amp;amp;rct=j&amp;amp;q=cd4532&amp;amp;ei=AUJzTtSyDo-WmQXow5XzDA&amp;amp;usg=AFQjCNHwFahAKImC18DCB7ZojRPMgay-hA&amp;amp;sig2=Al7btQBr48_IbtDGuYPjxg&amp;amp;cad=rja"&gt;&lt;em&gt;CD4532&lt;/em&gt; - 8-Bit Priority Encoder&lt;/a&gt;&lt;/h3&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38</text:p>
          </table:table-cell>
          <table:table-cell office:value-type="string">
            <text:p>CD4538 - Dual Precision Monostable Multivibrator</text:p>
          </table:table-cell>
          <table:table-cell table:style-name="ce2" office:value-type="float" office:value="5">
            <text:p>5</text:p>
          </table:table-cell>
          <table:table-cell office:value-type="string">
            <text:p>cd4538-dual-precision-monostable-multivibrator</text:p>
          </table:table-cell>
          <table:table-cell office:value-type="string">
            <text:p>CD4538 - Dual Precision Monostable Multi...</text:p>
          </table:table-cell>
          <table:table-cell office:value-type="string">
            <text:p>CD4538 - Dual Precision Monostable Multivibrator&lt;br /&gt;&lt;br /&gt;&lt;p&gt;TPS-00669&amp;nbsp;&amp;nbsp;&amp;nbsp;&amp;nbsp;&amp;nbsp;&amp;nbsp;&amp;nbsp; CD4538&lt;/p&gt; <text:s text:c="3"/>&lt;p&gt;Dual Precision Monostable Multivibrator&lt;/p&gt; <text:s text:c="3"/>&lt;p&gt;Features&lt;/p&gt; <text:s text:c="3"/>&lt;ul&gt; <text:s/><text:tab/>&lt;li&gt;&amp;nbsp;&amp;nbsp;&amp;nbsp; Dual Precision Monostable Multivibrator with Independent Triiger and Reset&lt;/li&gt; <text:s/><text:tab/>&lt;li&gt;&amp;nbsp;&amp;nbsp;&amp;nbsp; Rising or Falling Trigger Inputs&lt;/li&gt; <text:s/><text:tab/>&lt;li&gt;&amp;nbsp;&amp;nbsp;&amp;nbsp; Pulse Duration and Accuracy Determined by External Resistor and Capacitor&lt;/li&gt; <text:s/><text:tab/>&lt;li&gt;&amp;nbsp;&amp;nbsp;&amp;nbsp; Wide Operating Voltage Range&lt;/li&gt; <text:s/><text:tab/>&lt;li&gt;&amp;nbsp;&amp;nbsp;&amp;nbsp; Low Power TTL&lt;/li&gt; <text:s/>&lt;/ul&gt; <text:s text:c="3"/>&lt;p&gt;Package Type - 16 Pin DIP&lt;/p&gt; <text:s text:c="3"/>&lt;p&gt;&amp;nbsp;&lt;/p&gt; <text:s text:c="3"/>&lt;p&gt;&amp;nbs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table-cell office:value-type="string">
            <text:p>CD4543</text:p>
          </table:table-cell>
          <table:table-cell office:value-type="string">
            <text:p>CD4543 - BCD to 7-segment decoder</text:p>
          </table:table-cell>
          <table:table-cell table:style-name="ce2" office:value-type="float" office:value="5">
            <text:p>5</text:p>
          </table:table-cell>
          <table:table-cell office:value-type="string">
            <text:p>cd4543-bcd-to-7-segment-decoder</text:p>
          </table:table-cell>
          <table:table-cell office:value-type="string">
            <text:p>CD4543 - BCD to 7-segment decoder&lt;br /&gt;&lt;...</text:p>
          </table:table-cell>
          <table:table-cell office:value-type="string">
            <text:p>CD4543 - BCD to 7-segment decoder&lt;br /&gt;&lt;br /&gt;&lt;p&gt;TPS-01206&amp;nbsp;&amp;nbsp;&amp;nbsp;&amp;nbsp;&amp;nbsp;&amp;nbsp;&amp;nbsp; CD4543&lt;/p&gt; <text:s text:c="3"/>&lt;p&gt;&lt;br /&gt; <text:s/>BCD to 7-segment Decoder&lt;/p&gt; <text:s text:c="3"/>&lt;p&gt;Features&lt;/p&gt; <text:s text:c="3"/>&lt;ul&gt; <text:s/><text:tab/>&lt;li&gt;&amp;nbsp;&amp;nbsp;&amp;nbsp; BCD-to-Seven Segment Latch/Decoder/Driver for LCD Applications&lt;/li&gt; <text:s/><text:tab/>&lt;li&gt;&amp;nbsp;&amp;nbsp;&amp;nbsp; Display Blanking of all Illegal Input Combinations&lt;/li&gt; <text:s/><text:tab/>&lt;li&gt;&amp;nbsp;&amp;nbsp;&amp;nbsp; Latch Storage of Code&lt;/li&gt; <text:s/><text:tab/>&lt;li&gt;&amp;nbsp;&amp;nbsp;&amp;nbsp; Direct Replacement for CD4056&lt;/li&gt; <text:s/><text:tab/>&lt;li&gt;&amp;nbsp;&amp;nbsp;&amp;nbsp; Low Power TTL&lt;/li&gt; <text:s/>&lt;/ul&gt; <text:s text:c="3"/>&lt;p&gt;Package Type - 16 Pin DIP&lt;/p&gt; <text:s text:c="3"/>&lt;p&gt;&amp;nbsp;&lt;/p&gt;</text:p>
          </table:table-cell>
          <table:table-cell office:value-type="float" office:value="0">
            <text:p>0</text:p>
          </table:table-cell>
          <table:table-cell table:style-name="ce2" office:value-type="float" office:value="1">
            <text:p>1</text:p>
          </table:table-cell>
          <table:table-cell table:style-name="ce2" office:value-type="float" office:value="0">
            <text:p>0</text:p>
          </table:table-cell>
          <table:table-cell table:number-columns-repeated="1015"/>
        </table:table-row>
        <table:table-row table:style-name="ro1" table:number-rows-repeated="104853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11:18:3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78" meta:object-count="0"/>
    <meta:generator>OpenOffice/4.1.1$Win32 OpenOffice.org_project/411m6$Build-9775</meta:generator>
  </office:meta>
</office:document-meta>
</file>